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82in" fo:break-before="auto" style:use-optimal-row-height="false"/>
    </style:style>
    <style:style style:name="ro3" style:family="table-row">
      <style:table-row-properties style:row-height="0.2366in" fo:break-before="auto" style:use-optimal-row-height="false"/>
    </style:style>
    <style:style style:name="ro4" style:family="table-row">
      <style:table-row-properties style:row-height="0.1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c</text:p>
          </table:table-cell>
          <table:table-cell table:style-name="Default" office:value-type="string" calcext:value-type="string">
            <text:p>Energy </text:p>
          </table:table-cell>
          <table:table-cell table:style-name="Default" office:value-type="string" calcext:value-type="string">
            <text:p>Delay 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P</text:p>
          </table:table-cell>
          <table:table-cell office:value-type="string" calcext:value-type="string">
            <text:p>Peak Power</text:p>
          </table:table-cell>
          <table:table-cell/>
        </table:table-row>
        <table:table-row table:style-name="ro1">
          <table:table-cell office:value-type="string" calcext:value-type="string">
            <text:p>specbzipB</text:p>
          </table:table-cell>
          <table:table-cell office:value-type="float" office:value="162.714923" calcext:value-type="float">
            <text:p>162.714923</text:p>
          </table:table-cell>
          <table:table-cell office:value-type="float" office:value="0.085938" calcext:value-type="float">
            <text:p>0.085938</text:p>
          </table:table-cell>
          <table:table-cell office:value-type="float" office:value="15.5137" calcext:value-type="float">
            <text:p>15.5137</text:p>
          </table:table-cell>
          <table:table-cell table:formula="of:=[.B2]*[.C2]*[.D2]" office:value-type="float" office:value="216.93419583022" calcext:value-type="float">
            <text:p>216.93419583022</text:p>
          </table:table-cell>
          <table:table-cell office:value-type="float" office:value="4.75753" calcext:value-type="float">
            <text:p>4.75753</text:p>
          </table:table-cell>
          <table:table-cell/>
        </table:table-row>
        <table:table-row table:style-name="ro1">
          <table:table-cell office:value-type="string" calcext:value-type="string">
            <text:p>specbzipassoc1</text:p>
          </table:table-cell>
          <table:table-cell office:value-type="float" office:value="249.726603" calcext:value-type="float">
            <text:p>249.726603</text:p>
          </table:table-cell>
          <table:table-cell office:value-type="float" office:value="0.165899" calcext:value-type="float">
            <text:p>0.165899</text:p>
          </table:table-cell>
          <table:table-cell office:value-type="float" office:value="16.3551" calcext:value-type="float">
            <text:p>16.3551</text:p>
          </table:table-cell>
          <table:table-cell table:formula="of:=[.B3]*[.C3]*[.D3]" office:value-type="float" office:value="677.581877084363" calcext:value-type="float">
            <text:p>677.581877084363</text:p>
          </table:table-cell>
          <table:table-cell office:value-type="float" office:value="3.82838" calcext:value-type="float">
            <text:p>3.82838</text:p>
          </table:table-cell>
          <table:table-cell/>
        </table:table-row>
        <table:table-row table:style-name="ro1">
          <table:table-cell office:value-type="string" calcext:value-type="string">
            <text:p>specbzipassoc2</text:p>
          </table:table-cell>
          <table:table-cell office:value-type="float" office:value="244.522212" calcext:value-type="float">
            <text:p>244.522212</text:p>
          </table:table-cell>
          <table:table-cell office:value-type="float" office:value="0.161536" calcext:value-type="float">
            <text:p>0.161536</text:p>
          </table:table-cell>
          <table:table-cell office:value-type="float" office:value="16.6416" calcext:value-type="float">
            <text:p>16.6416</text:p>
          </table:table-cell>
          <table:table-cell table:formula="of:=[.B4]*[.C4]*[.D4]" office:value-type="float" office:value="657.328888850257" calcext:value-type="float">
            <text:p>657.328888850257</text:p>
          </table:table-cell>
          <table:table-cell office:value-type="float" office:value="3.86492" calcext:value-type="float">
            <text:p>3.86492</text:p>
          </table:table-cell>
          <table:table-cell/>
        </table:table-row>
        <table:table-row table:style-name="ro1">
          <table:table-cell office:value-type="string" calcext:value-type="string">
            <text:p>specbzipassoc4</text:p>
          </table:table-cell>
          <table:table-cell office:value-type="float" office:value="210.283184" calcext:value-type="float">
            <text:p>210.283184</text:p>
          </table:table-cell>
          <table:table-cell office:value-type="float" office:value="0.15944" calcext:value-type="float">
            <text:p>0.15944</text:p>
          </table:table-cell>
          <table:table-cell office:value-type="float" office:value="16.2634" calcext:value-type="float">
            <text:p>16.2634</text:p>
          </table:table-cell>
          <table:table-cell table:formula="of:=[.B5]*[.C5]*[.D5]" office:value-type="float" office:value="545.271970607083" calcext:value-type="float">
            <text:p>545.271970607083</text:p>
          </table:table-cell>
          <table:table-cell office:value-type="float" office:value="4.00283" calcext:value-type="float">
            <text:p>4.00283</text:p>
          </table:table-cell>
          <table:table-cell/>
        </table:table-row>
        <table:table-row table:style-name="ro1">
          <table:table-cell office:value-type="string" calcext:value-type="string">
            <text:p>specbzipassoc8</text:p>
          </table:table-cell>
          <table:table-cell office:value-type="float" office:value="233.324452" calcext:value-type="float">
            <text:p>233.324452</text:p>
          </table:table-cell>
          <table:table-cell office:value-type="float" office:value="0.158883" calcext:value-type="float">
            <text:p>0.158883</text:p>
          </table:table-cell>
          <table:table-cell office:value-type="float" office:value="16.7281" calcext:value-type="float">
            <text:p>16.7281</text:p>
          </table:table-cell>
          <table:table-cell table:formula="of:=[.B6]*[.C6]*[.D6]" office:value-type="float" office:value="620.132227967127" calcext:value-type="float">
            <text:p>620.132227967127</text:p>
          </table:table-cell>
          <table:table-cell office:value-type="float" office:value="4.60284" calcext:value-type="float">
            <text:p>4.60284</text:p>
          </table:table-cell>
          <table:table-cell/>
        </table:table-row>
        <table:table-row table:style-name="ro1">
          <table:table-cell office:value-type="string" calcext:value-type="string">
            <text:p>specbzipassoc16</text:p>
          </table:table-cell>
          <table:table-cell office:value-type="float" office:value="290.434484" calcext:value-type="float">
            <text:p>290.434484</text:p>
          </table:table-cell>
          <table:table-cell office:value-type="float" office:value="0.158631" calcext:value-type="float">
            <text:p>0.158631</text:p>
          </table:table-cell>
          <table:table-cell office:value-type="float" office:value="20.4086" calcext:value-type="float">
            <text:p>20.4086</text:p>
          </table:table-cell>
          <table:table-cell table:formula="of:=[.B7]*[.C7]*[.D7]" office:value-type="float" office:value="940.263236129272" calcext:value-type="float">
            <text:p>940.263236129272</text:p>
          </table:table-cell>
          <table:table-cell office:value-type="float" office:value="5.82797" calcext:value-type="float">
            <text:p>5.82797</text:p>
          </table:table-cell>
          <table:table-cell/>
        </table:table-row>
        <table:table-row table:style-name="ro1">
          <table:table-cell office:value-type="string" calcext:value-type="string">
            <text:p>specbzipCLine16</text:p>
          </table:table-cell>
          <table:table-cell office:value-type="float" office:value="81.795953" calcext:value-type="float">
            <text:p>81.795953</text:p>
          </table:table-cell>
          <table:table-cell office:value-type="float" office:value="0.10557" calcext:value-type="float">
            <text:p>0.10557</text:p>
          </table:table-cell>
          <table:table-cell office:value-type="float" office:value="12.8814" calcext:value-type="float">
            <text:p>12.8814</text:p>
          </table:table-cell>
          <table:table-cell table:formula="of:=[.B8]*[.C8]*[.D8]" office:value-type="float" office:value="111.233449284006" calcext:value-type="float">
            <text:p>111.233449284006</text:p>
          </table:table-cell>
          <table:table-cell office:value-type="float" office:value="1.56443" calcext:value-type="float">
            <text:p>1.56443</text:p>
          </table:table-cell>
          <table:table-cell/>
        </table:table-row>
        <table:table-row table:style-name="ro1">
          <table:table-cell office:value-type="string" calcext:value-type="string">
            <text:p>specbzipCLine32</text:p>
          </table:table-cell>
          <table:table-cell office:value-type="float" office:value="95.313944" calcext:value-type="float">
            <text:p>95.313944</text:p>
          </table:table-cell>
          <table:table-cell office:value-type="float" office:value="0.092629" calcext:value-type="float">
            <text:p>0.092629</text:p>
          </table:table-cell>
          <table:table-cell office:value-type="float" office:value="13.2392" calcext:value-type="float">
            <text:p>13.2392</text:p>
          </table:table-cell>
          <table:table-cell table:formula="of:=[.B9]*[.C9]*[.D9]" office:value-type="float" office:value="116.886716552339" calcext:value-type="float">
            <text:p>116.886716552339</text:p>
          </table:table-cell>
          <table:table-cell office:value-type="float" office:value="2.22593" calcext:value-type="float">
            <text:p>2.22593</text:p>
          </table:table-cell>
          <table:table-cell/>
        </table:table-row>
        <table:table-row table:style-name="ro1">
          <table:table-cell office:value-type="string" calcext:value-type="string">
            <text:p>specbzipCLine64</text:p>
          </table:table-cell>
          <table:table-cell office:value-type="float" office:value="126.050431" calcext:value-type="float">
            <text:p>126.050431</text:p>
          </table:table-cell>
          <table:table-cell office:value-type="float" office:value="0.083982" calcext:value-type="float">
            <text:p>0.083982</text:p>
          </table:table-cell>
          <table:table-cell office:value-type="float" office:value="15.9545" calcext:value-type="float">
            <text:p>15.9545</text:p>
          </table:table-cell>
          <table:table-cell table:formula="of:=[.B10]*[.C10]*[.D10]" office:value-type="float" office:value="168.893815227893" calcext:value-type="float">
            <text:p>168.893815227893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bzipCLine128</text:p>
          </table:table-cell>
          <table:table-cell office:value-type="float" office:value="154.774368" calcext:value-type="float">
            <text:p>154.774368</text:p>
          </table:table-cell>
          <table:table-cell office:value-type="float" office:value="0.083329" calcext:value-type="float">
            <text:p>0.083329</text:p>
          </table:table-cell>
          <table:table-cell office:value-type="float" office:value="51.1994" calcext:value-type="float">
            <text:p>51.1994</text:p>
          </table:table-cell>
          <table:table-cell table:formula="of:=[.B11]*[.C11]*[.D11]" office:value-type="float" office:value="660.3285592109" calcext:value-type="float">
            <text:p>660.3285592109</text:p>
          </table:table-cell>
          <table:table-cell office:value-type="float" office:value="9.22886" calcext:value-type="float">
            <text:p>9.22886</text:p>
          </table:table-cell>
          <table:table-cell/>
        </table:table-row>
        <table:table-row table:style-name="ro1">
          <table:table-cell office:value-type="string" calcext:value-type="string">
            <text:p>specbzipCLine256</text:p>
          </table:table-cell>
          <table:table-cell office:value-type="float" office:value="308.252862" calcext:value-type="float">
            <text:p>308.252862</text:p>
          </table:table-cell>
          <table:table-cell office:value-type="float" office:value="0.083098" calcext:value-type="float">
            <text:p>0.083098</text:p>
          </table:table-cell>
          <table:table-cell office:value-type="float" office:value="92.1132" calcext:value-type="float">
            <text:p>92.1132</text:p>
          </table:table-cell>
          <table:table-cell table:formula="of:=[.B12]*[.C12]*[.D12]" office:value-type="float" office:value="2359.49770225995" calcext:value-type="float">
            <text:p>2359.49770225995</text:p>
          </table:table-cell>
          <table:table-cell office:value-type="float" office:value="27.2066" calcext:value-type="float">
            <text:p>27.2066</text:p>
          </table:table-cell>
          <table:table-cell/>
        </table:table-row>
        <table:table-row table:style-name="ro1">
          <table:table-cell office:value-type="string" calcext:value-type="string">
            <text:p>specbzip16_32</text:p>
          </table:table-cell>
          <table:table-cell office:value-type="float" office:value="76.868464" calcext:value-type="float">
            <text:p>76.868464</text:p>
          </table:table-cell>
          <table:table-cell office:value-type="float" office:value="0.08703" calcext:value-type="float">
            <text:p>0.08703</text:p>
          </table:table-cell>
          <table:table-cell office:value-type="float" office:value="13.2638" calcext:value-type="float">
            <text:p>13.2638</text:p>
          </table:table-cell>
          <table:table-cell table:formula="of:=[.B13]*[.C13]*[.D13]" office:value-type="float" office:value="88.7329971918625" calcext:value-type="float">
            <text:p>88.7329971918625</text:p>
          </table:table-cell>
          <table:table-cell office:value-type="float" office:value="2.96819" calcext:value-type="float">
            <text:p>2.96819</text:p>
          </table:table-cell>
          <table:table-cell/>
        </table:table-row>
        <table:table-row table:style-name="ro1">
          <table:table-cell office:value-type="string" calcext:value-type="string">
            <text:p>specbzip32_64</text:p>
          </table:table-cell>
          <table:table-cell office:value-type="float" office:value="110.479076" calcext:value-type="float">
            <text:p>110.479076</text:p>
          </table:table-cell>
          <table:table-cell office:value-type="float" office:value="0.08532" calcext:value-type="float">
            <text:p>0.08532</text:p>
          </table:table-cell>
          <table:table-cell office:value-type="float" office:value="15.7154" calcext:value-type="float">
            <text:p>15.7154</text:p>
          </table:table-cell>
          <table:table-cell table:formula="of:=[.B14]*[.C14]*[.D14]" office:value-type="float" office:value="148.134535351195" calcext:value-type="float">
            <text:p>148.134535351195</text:p>
          </table:table-cell>
          <table:table-cell office:value-type="float" office:value="3.98299" calcext:value-type="float">
            <text:p>3.98299</text:p>
          </table:table-cell>
          <table:table-cell/>
        </table:table-row>
        <table:table-row table:style-name="ro1">
          <table:table-cell office:value-type="string" calcext:value-type="string">
            <text:p>specbzip64_128</text:p>
          </table:table-cell>
          <table:table-cell office:value-type="float" office:value="184.048432" calcext:value-type="float">
            <text:p>184.048432</text:p>
          </table:table-cell>
          <table:table-cell office:value-type="float" office:value="0.083986" calcext:value-type="float">
            <text:p>0.083986</text:p>
          </table:table-cell>
          <table:table-cell office:value-type="float" office:value="20.7599" calcext:value-type="float">
            <text:p>20.7599</text:p>
          </table:table-cell>
          <table:table-cell table:formula="of:=[.B15]*[.C15]*[.D15]" office:value-type="float" office:value="320.895980073442" calcext:value-type="float">
            <text:p>320.895980073442</text:p>
          </table:table-cell>
          <table:table-cell office:value-type="float" office:value="5.40494" calcext:value-type="float">
            <text:p>5.40494</text:p>
          </table:table-cell>
          <table:table-cell/>
        </table:table-row>
        <table:table-row table:style-name="ro1">
          <table:table-cell office:value-type="string" calcext:value-type="string">
            <text:p>specbzip128_256</text:p>
          </table:table-cell>
          <table:table-cell office:value-type="float" office:value="230.763806" calcext:value-type="float">
            <text:p>230.763806</text:p>
          </table:table-cell>
          <table:table-cell office:value-type="float" office:value="0.082519" calcext:value-type="float">
            <text:p>0.082519</text:p>
          </table:table-cell>
          <table:table-cell office:value-type="float" office:value="24.8258" calcext:value-type="float">
            <text:p>24.8258</text:p>
          </table:table-cell>
          <table:table-cell table:formula="of:=[.B16]*[.C16]*[.D16]" office:value-type="float" office:value="472.742776862876" calcext:value-type="float">
            <text:p>472.742776862876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office:value-type="string" calcext:value-type="string">
            <text:p>specbzip256</text:p>
          </table:table-cell>
          <table:table-cell office:value-type="float" office:value="136.363733" calcext:value-type="float">
            <text:p>136.363733</text:p>
          </table:table-cell>
          <table:table-cell office:value-type="float" office:value="0.093285" calcext:value-type="float">
            <text:p>0.093285</text:p>
          </table:table-cell>
          <table:table-cell office:value-type="float" office:value="10.5271" calcext:value-type="float">
            <text:p>10.5271</text:p>
          </table:table-cell>
          <table:table-cell table:formula="of:=[.B17]*[.C17]*[.D17]" office:value-type="float" office:value="133.911984467074" calcext:value-type="float">
            <text:p>133.911984467074</text:p>
          </table:table-cell>
          <table:table-cell office:value-type="float" office:value="3.66044" calcext:value-type="float">
            <text:p>3.66044</text:p>
          </table:table-cell>
          <table:table-cell/>
        </table:table-row>
        <table:table-row table:style-name="ro1">
          <table:table-cell office:value-type="string" calcext:value-type="string">
            <text:p>specbzip512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88139" calcext:value-type="float">
            <text:p>0.088139</text:p>
          </table:table-cell>
          <table:table-cell office:value-type="float" office:value="11.0763" calcext:value-type="float">
            <text:p>11.0763</text:p>
          </table:table-cell>
          <table:table-cell table:formula="of:=[.B18]*[.C18]*[.D18]" office:value-type="float" office:value="0.501512421522153" calcext:value-type="float">
            <text:p>0.501512421522153</text:p>
          </table:table-cell>
          <table:table-cell office:value-type="float" office:value="3.69106" calcext:value-type="float">
            <text:p>3.69106</text:p>
          </table:table-cell>
          <table:table-cell/>
        </table:table-row>
        <table:table-row table:style-name="ro1">
          <table:table-cell office:value-type="string" calcext:value-type="string">
            <text:p>specbzip1024</text:p>
          </table:table-cell>
          <table:table-cell office:value-type="float" office:value="127.427582" calcext:value-type="float">
            <text:p>127.427582</text:p>
          </table:table-cell>
          <table:table-cell office:value-type="float" office:value="0.085526" calcext:value-type="float">
            <text:p>0.085526</text:p>
          </table:table-cell>
          <table:table-cell office:value-type="float" office:value="13.1165" calcext:value-type="float">
            <text:p>13.1165</text:p>
          </table:table-cell>
          <table:table-cell table:formula="of:=[.B19]*[.C19]*[.D19]" office:value-type="float" office:value="142.948488181268" calcext:value-type="float">
            <text:p>142.948488181268</text:p>
          </table:table-cell>
          <table:table-cell office:value-type="float" office:value="3.75956" calcext:value-type="float">
            <text:p>3.75956</text:p>
          </table:table-cell>
          <table:table-cell/>
        </table:table-row>
        <table:table-row table:style-name="ro1">
          <table:table-cell office:value-type="string" calcext:value-type="string">
            <text:p>specbzip2048</text:p>
          </table:table-cell>
          <table:table-cell office:value-type="float" office:value="126.050431" calcext:value-type="float">
            <text:p>126.050431</text:p>
          </table:table-cell>
          <table:table-cell office:value-type="float" office:value="0.083982" calcext:value-type="float">
            <text:p>0.083982</text:p>
          </table:table-cell>
          <table:table-cell office:value-type="float" office:value="15.9545" calcext:value-type="float">
            <text:p>15.9545</text:p>
          </table:table-cell>
          <table:table-cell table:formula="of:=[.B20]*[.C20]*[.D20]" office:value-type="float" office:value="168.893815227893" calcext:value-type="float">
            <text:p>168.893815227893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bzip4096</text:p>
          </table:table-cell>
          <table:table-cell office:value-type="float" office:value="125.269367" calcext:value-type="float">
            <text:p>125.269367</text:p>
          </table:table-cell>
          <table:table-cell office:value-type="float" office:value="0.082692" calcext:value-type="float">
            <text:p>0.082692</text:p>
          </table:table-cell>
          <table:table-cell office:value-type="float" office:value="22.2732" calcext:value-type="float">
            <text:p>22.2732</text:p>
          </table:table-cell>
          <table:table-cell table:formula="of:=[.B21]*[.C21]*[.D21]" office:value-type="float" office:value="230.723056103505" calcext:value-type="float">
            <text:p>230.723056103505</text:p>
          </table:table-cell>
          <table:table-cell office:value-type="float" office:value="3.99078" calcext:value-type="float">
            <text:p>3.99078</text:p>
          </table:table-cell>
          <table:table-cell/>
        </table:table-row>
        <table:table-row table:style-name="ro2">
          <table:table-cell office:value-type="string" calcext:value-type="string">
            <text:p>specbzip32_64_512</text:p>
          </table:table-cell>
          <table:table-cell office:value-type="float" office:value="114.584612" calcext:value-type="float">
            <text:p>114.584612</text:p>
          </table:table-cell>
          <table:table-cell office:value-type="float" office:value="0.0895" calcext:value-type="float">
            <text:p>0.0895</text:p>
          </table:table-cell>
          <table:table-cell office:value-type="float" office:value="10.8371" calcext:value-type="float">
            <text:p>10.8371</text:p>
          </table:table-cell>
          <table:table-cell table:formula="of:=[.B22]*[.C22]*[.D22]" office:value-type="float" office:value="111.137958434115" calcext:value-type="float">
            <text:p>111.137958434115</text:p>
          </table:table-cell>
          <table:table-cell office:value-type="float" office:value="3.80838" calcext:value-type="float">
            <text:p>3.80838</text:p>
          </table:table-cell>
          <table:table-cell/>
        </table:table-row>
        <table:table-row table:style-name="ro3">
          <table:table-cell office:value-type="string" calcext:value-type="string">
            <text:p>specbzip64_128_1024</text:p>
          </table:table-cell>
          <table:table-cell office:value-type="float" office:value="186.483371" calcext:value-type="float">
            <text:p>186.483371</text:p>
          </table:table-cell>
          <table:table-cell office:value-type="float" office:value="0.085526" calcext:value-type="float">
            <text:p>0.085526</text:p>
          </table:table-cell>
          <table:table-cell office:value-type="float" office:value="17.9219" calcext:value-type="float">
            <text:p>17.9219</text:p>
          </table:table-cell>
          <table:table-cell table:formula="of:=[.B23]*[.C23]*[.D23]" office:value-type="float" office:value="285.839551479474" calcext:value-type="float">
            <text:p>285.839551479474</text:p>
          </table:table-cell>
          <table:table-cell office:value-type="float" office:value="5.29883" calcext:value-type="float">
            <text:p>5.29883</text:p>
          </table:table-cell>
          <table:table-cell/>
        </table:table-row>
        <table:table-row table:style-name="ro1">
          <table:table-cell office:value-type="string" calcext:value-type="string">
            <text:p>specbzip128_256_2048</text:p>
          </table:table-cell>
          <table:table-cell office:value-type="float" office:value="230.763806" calcext:value-type="float">
            <text:p>230.763806</text:p>
          </table:table-cell>
          <table:table-cell office:value-type="float" office:value="0.082519" calcext:value-type="float">
            <text:p>0.082519</text:p>
          </table:table-cell>
          <table:table-cell office:value-type="float" office:value="24.8258" calcext:value-type="float">
            <text:p>24.8258</text:p>
          </table:table-cell>
          <table:table-cell table:formula="of:=[.B24]*[.C24]*[.D24]" office:value-type="float" office:value="472.742776862876" calcext:value-type="float">
            <text:p>472.742776862876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cbzipBEdap</text:p>
          </table:table-cell>
          <table:table-cell table:style-name="Default" office:value-type="float" office:value="86.741751" calcext:value-type="float">
            <text:p>86.741751</text:p>
          </table:table-cell>
          <table:table-cell table:style-name="Default" office:value-type="float" office:value="0.11399" calcext:value-type="float">
            <text:p>0.11399</text:p>
          </table:table-cell>
          <table:table-cell office:value-type="float" office:value="7.3313" calcext:value-type="float">
            <text:p>7.3313</text:p>
          </table:table-cell>
          <table:table-cell table:formula="of:=[.B25]*[.C25]*[.D25]" office:value-type="float" office:value="72.4896378001271" calcext:value-type="float">
            <text:p>72.4896378001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224.037145" calcext:value-type="float">
            <text:p>224.037145</text:p>
          </table:table-cell>
          <table:table-cell office:value-type="float" office:value="0.118481" calcext:value-type="float">
            <text:p>0.118481</text:p>
          </table:table-cell>
          <table:table-cell office:value-type="float" office:value="20.4086" calcext:value-type="float">
            <text:p>20.4086</text:p>
          </table:table-cell>
          <table:table-cell table:formula="of:=[.B26]*[.C26]*[.D26]" office:value-type="float" office:value="541.728837172398" calcext:value-type="float">
            <text:p>541.728837172398</text:p>
          </table:table-cell>
          <table:table-cell office:value-type="float" office:value="5.82797" calcext:value-type="float">
            <text:p>5.82797</text:p>
          </table:table-cell>
          <table:table-cell/>
        </table:table-row>
        <table:table-row table:style-name="ro1">
          <table:table-cell office:value-type="string" calcext:value-type="string">
            <text:p>spechmmerB</text:p>
          </table:table-cell>
          <table:table-cell office:value-type="float" office:value="115.338989" calcext:value-type="float">
            <text:p>115.338989</text:p>
          </table:table-cell>
          <table:table-cell office:value-type="float" office:value="0.060697" calcext:value-type="float">
            <text:p>0.060697</text:p>
          </table:table-cell>
          <table:table-cell office:value-type="float" office:value="22.7596" calcext:value-type="float">
            <text:p>22.7596</text:p>
          </table:table-cell>
          <table:table-cell table:formula="of:=[.B27]*[.C27]*[.D27]" office:value-type="float" office:value="159.333828512733" calcext:value-type="float">
            <text:p>159.333828512733</text:p>
          </table:table-cell>
          <table:table-cell office:value-type="float" office:value="8.90052" calcext:value-type="float">
            <text:p>8.90052</text:p>
          </table:table-cell>
          <table:table-cell/>
        </table:table-row>
        <table:table-row table:style-name="ro1">
          <table:table-cell office:value-type="string" calcext:value-type="string">
            <text:p>spechmmerassoc1</text:p>
          </table:table-cell>
          <table:table-cell office:value-type="float" office:value="204.182922" calcext:value-type="float">
            <text:p>204.182922</text:p>
          </table:table-cell>
          <table:table-cell office:value-type="float" office:value="0.133802" calcext:value-type="float">
            <text:p>0.133802</text:p>
          </table:table-cell>
          <table:table-cell office:value-type="float" office:value="16.3551" calcext:value-type="float">
            <text:p>16.3551</text:p>
          </table:table-cell>
          <table:table-cell table:formula="of:=[.B28]*[.C28]*[.D28]" office:value-type="float" office:value="446.82269486139" calcext:value-type="float">
            <text:p>446.82269486139</text:p>
          </table:table-cell>
          <table:table-cell office:value-type="float" office:value="3.82838" calcext:value-type="float">
            <text:p>3.82838</text:p>
          </table:table-cell>
          <table:table-cell/>
        </table:table-row>
        <table:table-row table:style-name="ro1">
          <table:table-cell office:value-type="string" calcext:value-type="string">
            <text:p>spechmmerassoc2</text:p>
          </table:table-cell>
          <table:table-cell office:value-type="float" office:value="184.527504" calcext:value-type="float">
            <text:p>184.527504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16.6416" calcext:value-type="float">
            <text:p>16.6416</text:p>
          </table:table-cell>
          <table:table-cell table:formula="of:=[.B29]*[.C29]*[.D29]" office:value-type="float" office:value="363.985824889435" calcext:value-type="float">
            <text:p>363.985824889435</text:p>
          </table:table-cell>
          <table:table-cell office:value-type="float" office:value="3.86492" calcext:value-type="float">
            <text:p>3.86492</text:p>
          </table:table-cell>
          <table:table-cell/>
        </table:table-row>
        <table:table-row table:style-name="ro1">
          <table:table-cell office:value-type="string" calcext:value-type="string">
            <text:p>spechmmerassoc4</text:p>
          </table:table-cell>
          <table:table-cell office:value-type="float" office:value="160.700918" calcext:value-type="float">
            <text:p>160.700918</text:p>
          </table:table-cell>
          <table:table-cell office:value-type="float" office:value="0.118493" calcext:value-type="float">
            <text:p>0.118493</text:p>
          </table:table-cell>
          <table:table-cell office:value-type="float" office:value="16.2634" calcext:value-type="float">
            <text:p>16.2634</text:p>
          </table:table-cell>
          <table:table-cell table:formula="of:=[.B30]*[.C30]*[.D30]" office:value-type="float" office:value="309.686587408274" calcext:value-type="float">
            <text:p>309.686587408274</text:p>
          </table:table-cell>
          <table:table-cell office:value-type="float" office:value="4.00283" calcext:value-type="float">
            <text:p>4.00283</text:p>
          </table:table-cell>
          <table:table-cell/>
        </table:table-row>
        <table:table-row table:style-name="ro1">
          <table:table-cell office:value-type="string" calcext:value-type="string">
            <text:p>spechmmerassoc8</text:p>
          </table:table-cell>
          <table:table-cell office:value-type="float" office:value="178.071056" calcext:value-type="float">
            <text:p>178.071056</text:p>
          </table:table-cell>
          <table:table-cell office:value-type="float" office:value="0.11848" calcext:value-type="float">
            <text:p>0.11848</text:p>
          </table:table-cell>
          <table:table-cell office:value-type="float" office:value="16.7281" calcext:value-type="float">
            <text:p>16.7281</text:p>
          </table:table-cell>
          <table:table-cell table:formula="of:=[.B31]*[.C31]*[.D31]" office:value-type="float" office:value="352.927090368384" calcext:value-type="float">
            <text:p>352.927090368384</text:p>
          </table:table-cell>
          <table:table-cell office:value-type="float" office:value="4.60284" calcext:value-type="float">
            <text:p>4.60284</text:p>
          </table:table-cell>
          <table:table-cell/>
        </table:table-row>
        <table:table-row table:style-name="ro1">
          <table:table-cell office:value-type="string" calcext:value-type="string">
            <text:p>spechmmerassoc16</text:p>
          </table:table-cell>
          <table:table-cell office:value-type="float" office:value="224.037145" calcext:value-type="float">
            <text:p>224.037145</text:p>
          </table:table-cell>
          <table:table-cell office:value-type="float" office:value="0.118481" calcext:value-type="float">
            <text:p>0.118481</text:p>
          </table:table-cell>
          <table:table-cell office:value-type="float" office:value="20.4086" calcext:value-type="float">
            <text:p>20.4086</text:p>
          </table:table-cell>
          <table:table-cell table:formula="of:=[.B32]*[.C32]*[.D32]" office:value-type="float" office:value="541.728837172398" calcext:value-type="float">
            <text:p>541.728837172398</text:p>
          </table:table-cell>
          <table:table-cell office:value-type="float" office:value="5.82797" calcext:value-type="float">
            <text:p>5.82797</text:p>
          </table:table-cell>
          <table:table-cell/>
        </table:table-row>
        <table:table-row table:style-name="ro1">
          <table:table-cell office:value-type="string" calcext:value-type="string">
            <text:p>spechmmerCLine16</text:p>
          </table:table-cell>
          <table:table-cell office:value-type="float" office:value="49.296398" calcext:value-type="float">
            <text:p>49.296398</text:p>
          </table:table-cell>
          <table:table-cell office:value-type="float" office:value="0.061015" calcext:value-type="float">
            <text:p>0.061015</text:p>
          </table:table-cell>
          <table:table-cell office:value-type="float" office:value="12.8814" calcext:value-type="float">
            <text:p>12.8814</text:p>
          </table:table-cell>
          <table:table-cell table:formula="of:=[.B33]*[.C33]*[.D33]" office:value-type="float" office:value="38.7449289923472" calcext:value-type="float">
            <text:p>38.7449289923472</text:p>
          </table:table-cell>
          <table:table-cell office:value-type="float" office:value="1.56443" calcext:value-type="float">
            <text:p>1.56443</text:p>
          </table:table-cell>
          <table:table-cell/>
        </table:table-row>
        <table:table-row table:style-name="ro1">
          <table:table-cell office:value-type="string" calcext:value-type="string">
            <text:p>spechmmerCLine32</text:p>
          </table:table-cell>
          <table:table-cell office:value-type="float" office:value="64.422187" calcext:value-type="float">
            <text:p>64.422187</text:p>
          </table:table-cell>
          <table:table-cell office:value-type="float" office:value="0.059842" calcext:value-type="float">
            <text:p>0.059842</text:p>
          </table:table-cell>
          <table:table-cell office:value-type="float" office:value="13.2392" calcext:value-type="float">
            <text:p>13.2392</text:p>
          </table:table-cell>
          <table:table-cell table:formula="of:=[.B34]*[.C34]*[.D34]" office:value-type="float" office:value="51.0391351693594" calcext:value-type="float">
            <text:p>51.0391351693594</text:p>
          </table:table-cell>
          <table:table-cell office:value-type="float" office:value="2.22593" calcext:value-type="float">
            <text:p>2.22593</text:p>
          </table:table-cell>
          <table:table-cell/>
        </table:table-row>
        <table:table-row table:style-name="ro1">
          <table:table-cell office:value-type="string" calcext:value-type="string">
            <text:p>spechmmerCLine64</text:p>
          </table:table-cell>
          <table:table-cell office:value-type="float" office:value="92.423146" calcext:value-type="float">
            <text:p>92.423146</text:p>
          </table:table-cell>
          <table:table-cell office:value-type="float" office:value="0.059396" calcext:value-type="float">
            <text:p>0.059396</text:p>
          </table:table-cell>
          <table:table-cell office:value-type="float" office:value="15.9545" calcext:value-type="float">
            <text:p>15.9545</text:p>
          </table:table-cell>
          <table:table-cell table:formula="of:=[.B35]*[.C35]*[.D35]" office:value-type="float" office:value="87.5832676613744" calcext:value-type="float">
            <text:p>87.5832676613744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hmmerCLine128</text:p>
          </table:table-cell>
          <table:table-cell office:value-type="float" office:value="111.472357" calcext:value-type="float">
            <text:p>111.472357</text:p>
          </table:table-cell>
          <table:table-cell office:value-type="float" office:value="0.059099" calcext:value-type="float">
            <text:p>0.059099</text:p>
          </table:table-cell>
          <table:table-cell office:value-type="float" office:value="51.1994" calcext:value-type="float">
            <text:p>51.1994</text:p>
          </table:table-cell>
          <table:table-cell table:formula="of:=[.B36]*[.C36]*[.D36]" office:value-type="float" office:value="337.296774365866" calcext:value-type="float">
            <text:p>337.296774365866</text:p>
          </table:table-cell>
          <table:table-cell office:value-type="float" office:value="9.22886" calcext:value-type="float">
            <text:p>9.22886</text:p>
          </table:table-cell>
          <table:table-cell/>
        </table:table-row>
        <table:table-row table:style-name="ro1">
          <table:table-cell office:value-type="string" calcext:value-type="string">
            <text:p>spechmmerCLine256</text:p>
          </table:table-cell>
          <table:table-cell office:value-type="float" office:value="214.710923" calcext:value-type="float">
            <text:p>214.710923</text:p>
          </table:table-cell>
          <table:table-cell office:value-type="float" office:value="0.058993" calcext:value-type="float">
            <text:p>0.058993</text:p>
          </table:table-cell>
          <table:table-cell office:value-type="float" office:value="92.1132" calcext:value-type="float">
            <text:p>92.1132</text:p>
          </table:table-cell>
          <table:table-cell table:formula="of:=[.B37]*[.C37]*[.D37]" office:value-type="float" office:value="1166.74645738519" calcext:value-type="float">
            <text:p>1166.74645738519</text:p>
          </table:table-cell>
          <table:table-cell office:value-type="float" office:value="27.2066" calcext:value-type="float">
            <text:p>27.2066</text:p>
          </table:table-cell>
          <table:table-cell/>
        </table:table-row>
        <table:table-row table:style-name="ro1">
          <table:table-cell office:value-type="string" calcext:value-type="string">
            <text:p>spechmmer16_32</text:p>
          </table:table-cell>
          <table:table-cell office:value-type="float" office:value="53.466238" calcext:value-type="float">
            <text:p>53.466238</text:p>
          </table:table-cell>
          <table:table-cell office:value-type="float" office:value="0.059681" calcext:value-type="float">
            <text:p>0.059681</text:p>
          </table:table-cell>
          <table:table-cell office:value-type="float" office:value="13.2638" calcext:value-type="float">
            <text:p>13.2638</text:p>
          </table:table-cell>
          <table:table-cell table:formula="of:=[.B38]*[.C38]*[.D38]" office:value-type="float" office:value="42.3237054645246" calcext:value-type="float">
            <text:p>42.3237054645246</text:p>
          </table:table-cell>
          <table:table-cell office:value-type="float" office:value="2.96819" calcext:value-type="float">
            <text:p>2.96819</text:p>
          </table:table-cell>
          <table:table-cell/>
        </table:table-row>
        <table:table-row table:style-name="ro1">
          <table:table-cell office:value-type="string" calcext:value-type="string">
            <text:p>spechmmer32_64</text:p>
          </table:table-cell>
          <table:table-cell office:value-type="float" office:value="78.0479" calcext:value-type="float">
            <text:p>78.0479</text:p>
          </table:table-cell>
          <table:table-cell office:value-type="float" office:value="0.059557" calcext:value-type="float">
            <text:p>0.059557</text:p>
          </table:table-cell>
          <table:table-cell office:value-type="float" office:value="15.7154" calcext:value-type="float">
            <text:p>15.7154</text:p>
          </table:table-cell>
          <table:table-cell table:formula="of:=[.B39]*[.C39]*[.D39]" office:value-type="float" office:value="73.0498746519266" calcext:value-type="float">
            <text:p>73.0498746519266</text:p>
          </table:table-cell>
          <table:table-cell office:value-type="float" office:value="3.98299" calcext:value-type="float">
            <text:p>3.98299</text:p>
          </table:table-cell>
          <table:table-cell/>
        </table:table-row>
        <table:table-row table:style-name="ro1">
          <table:table-cell office:value-type="string" calcext:value-type="string">
            <text:p>spechmmer64_128</text:p>
          </table:table-cell>
          <table:table-cell office:value-type="float" office:value="133.406354" calcext:value-type="float">
            <text:p>133.406354</text:p>
          </table:table-cell>
          <table:table-cell office:value-type="float" office:value="0.059382" calcext:value-type="float">
            <text:p>0.059382</text:p>
          </table:table-cell>
          <table:table-cell office:value-type="float" office:value="20.7599" calcext:value-type="float">
            <text:p>20.7599</text:p>
          </table:table-cell>
          <table:table-cell table:formula="of:=[.B40]*[.C40]*[.D40]" office:value-type="float" office:value="164.458601517002" calcext:value-type="float">
            <text:p>164.458601517002</text:p>
          </table:table-cell>
          <table:table-cell office:value-type="float" office:value="5.40494" calcext:value-type="float">
            <text:p>5.40494</text:p>
          </table:table-cell>
          <table:table-cell/>
        </table:table-row>
        <table:table-row table:style-name="ro1">
          <table:table-cell office:value-type="string" calcext:value-type="string">
            <text:p>spechmmer128_256</text:p>
          </table:table-cell>
          <table:table-cell office:value-type="float" office:value="170.028111" calcext:value-type="float">
            <text:p>170.028111</text:p>
          </table:table-cell>
          <table:table-cell office:value-type="float" office:value="0.059292" calcext:value-type="float">
            <text:p>0.059292</text:p>
          </table:table-cell>
          <table:table-cell office:value-type="float" office:value="24.8258" calcext:value-type="float">
            <text:p>24.8258</text:p>
          </table:table-cell>
          <table:table-cell table:formula="of:=[.B41]*[.C41]*[.D41]" office:value-type="float" office:value="250.276505298159" calcext:value-type="float">
            <text:p>250.276505298159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office:value-type="string" calcext:value-type="string">
            <text:p>spechmmer256</text:p>
          </table:table-cell>
          <table:table-cell office:value-type="float" office:value="92.10795" calcext:value-type="float">
            <text:p>92.10795</text:p>
          </table:table-cell>
          <table:table-cell office:value-type="float" office:value="0.059399" calcext:value-type="float">
            <text:p>0.059399</text:p>
          </table:table-cell>
          <table:table-cell office:value-type="float" office:value="10.5271" calcext:value-type="float">
            <text:p>10.5271</text:p>
          </table:table-cell>
          <table:table-cell table:formula="of:=[.B42]*[.C42]*[.D42]" office:value-type="float" office:value="57.5950286368326" calcext:value-type="float">
            <text:p>57.5950286368326</text:p>
          </table:table-cell>
          <table:table-cell office:value-type="float" office:value="3.66044" calcext:value-type="float">
            <text:p>3.66044</text:p>
          </table:table-cell>
          <table:table-cell/>
        </table:table-row>
        <table:table-row table:style-name="ro1">
          <table:table-cell office:value-type="string" calcext:value-type="string">
            <text:p>spechmmer512</text:p>
          </table:table-cell>
          <table:table-cell office:value-type="float" office:value="92.150696" calcext:value-type="float">
            <text:p>92.150696</text:p>
          </table:table-cell>
          <table:table-cell office:value-type="float" office:value="0.059396" calcext:value-type="float">
            <text:p>0.059396</text:p>
          </table:table-cell>
          <table:table-cell office:value-type="float" office:value="11.0763" calcext:value-type="float">
            <text:p>11.0763</text:p>
          </table:table-cell>
          <table:table-cell table:formula="of:=[.B43]*[.C43]*[.D43]" office:value-type="float" office:value="60.6248292388087" calcext:value-type="float">
            <text:p>60.6248292388087</text:p>
          </table:table-cell>
          <table:table-cell office:value-type="float" office:value="3.69106" calcext:value-type="float">
            <text:p>3.69106</text:p>
          </table:table-cell>
          <table:table-cell/>
        </table:table-row>
        <table:table-row table:style-name="ro1">
          <table:table-cell office:value-type="string" calcext:value-type="string">
            <text:p>spechmmer1024</text:p>
          </table:table-cell>
          <table:table-cell office:value-type="float" office:value="92.26248" calcext:value-type="float">
            <text:p>92.26248</text:p>
          </table:table-cell>
          <table:table-cell office:value-type="float" office:value="0.059396" calcext:value-type="float">
            <text:p>0.059396</text:p>
          </table:table-cell>
          <table:table-cell office:value-type="float" office:value="13.1165" calcext:value-type="float">
            <text:p>13.1165</text:p>
          </table:table-cell>
          <table:table-cell table:formula="of:=[.B44]*[.C44]*[.D44]" office:value-type="float" office:value="71.8787120005723" calcext:value-type="float">
            <text:p>71.8787120005723</text:p>
          </table:table-cell>
          <table:table-cell office:value-type="float" office:value="3.75956" calcext:value-type="float">
            <text:p>3.75956</text:p>
          </table:table-cell>
          <table:table-cell/>
        </table:table-row>
        <table:table-row table:style-name="ro1">
          <table:table-cell office:value-type="string" calcext:value-type="string">
            <text:p>spechmmer2048</text:p>
          </table:table-cell>
          <table:table-cell office:value-type="float" office:value="92.423146" calcext:value-type="float">
            <text:p>92.423146</text:p>
          </table:table-cell>
          <table:table-cell office:value-type="float" office:value="0.059396" calcext:value-type="float">
            <text:p>0.059396</text:p>
          </table:table-cell>
          <table:table-cell office:value-type="float" office:value="15.9545" calcext:value-type="float">
            <text:p>15.9545</text:p>
          </table:table-cell>
          <table:table-cell table:formula="of:=[.B45]*[.C45]*[.D45]" office:value-type="float" office:value="87.5832676613744" calcext:value-type="float">
            <text:p>87.5832676613744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hmmer4096</text:p>
          </table:table-cell>
          <table:table-cell office:value-type="float" office:value="92.755466" calcext:value-type="float">
            <text:p>92.755466</text:p>
          </table:table-cell>
          <table:table-cell office:value-type="float" office:value="0.059396" calcext:value-type="float">
            <text:p>0.059396</text:p>
          </table:table-cell>
          <table:table-cell office:value-type="float" office:value="22.2732" calcext:value-type="float">
            <text:p>22.2732</text:p>
          </table:table-cell>
          <table:table-cell table:formula="of:=[.B46]*[.C46]*[.D46]" office:value-type="float" office:value="122.709822247304" calcext:value-type="float">
            <text:p>122.709822247304</text:p>
          </table:table-cell>
          <table:table-cell office:value-type="float" office:value="3.99078" calcext:value-type="float">
            <text:p>3.99078</text:p>
          </table:table-cell>
          <table:table-cell/>
        </table:table-row>
        <table:table-row table:style-name="ro1">
          <table:table-cell office:value-type="string" calcext:value-type="string">
            <text:p>spechmmer32_64_512</text:p>
          </table:table-cell>
          <table:table-cell office:value-type="float" office:value="77.749817" calcext:value-type="float">
            <text:p>77.749817</text:p>
          </table:table-cell>
          <table:table-cell office:value-type="float" office:value="0.059557" calcext:value-type="float">
            <text:p>0.059557</text:p>
          </table:table-cell>
          <table:table-cell office:value-type="float" office:value="10.8371" calcext:value-type="float">
            <text:p>10.8371</text:p>
          </table:table-cell>
          <table:table-cell table:formula="of:=[.B47]*[.C47]*[.D47]" office:value-type="float" office:value="50.1816884426199" calcext:value-type="float">
            <text:p>50.1816884426199</text:p>
          </table:table-cell>
          <table:table-cell office:value-type="float" office:value="3.80838" calcext:value-type="float">
            <text:p>3.80838</text:p>
          </table:table-cell>
          <table:table-cell/>
        </table:table-row>
        <table:table-row table:style-name="ro4">
          <table:table-cell office:value-type="string" calcext:value-type="string">
            <text:p>spechmmer64_128_1024</text:p>
          </table:table-cell>
          <table:table-cell office:value-type="float" office:value="133.246617" calcext:value-type="float">
            <text:p>133.246617</text:p>
          </table:table-cell>
          <table:table-cell office:value-type="float" office:value="0.059382" calcext:value-type="float">
            <text:p>0.059382</text:p>
          </table:table-cell>
          <table:table-cell office:value-type="float" office:value="17.9219" calcext:value-type="float">
            <text:p>17.9219</text:p>
          </table:table-cell>
          <table:table-cell table:formula="of:=[.B48]*[.C48]*[.D48]" office:value-type="float" office:value="141.806148599797" calcext:value-type="float">
            <text:p>141.806148599797</text:p>
          </table:table-cell>
          <table:table-cell office:value-type="float" office:value="5.29883" calcext:value-type="float">
            <text:p>5.29883</text:p>
          </table:table-cell>
          <table:table-cell/>
        </table:table-row>
        <table:table-row table:style-name="ro1">
          <table:table-cell office:value-type="string" calcext:value-type="string">
            <text:p>spechmmer128_256_2048</text:p>
          </table:table-cell>
          <table:table-cell office:value-type="float" office:value="170.028111" calcext:value-type="float">
            <text:p>170.028111</text:p>
          </table:table-cell>
          <table:table-cell office:value-type="float" office:value="0.059292" calcext:value-type="float">
            <text:p>0.059292</text:p>
          </table:table-cell>
          <table:table-cell office:value-type="float" office:value="24.8258" calcext:value-type="float">
            <text:p>24.8258</text:p>
          </table:table-cell>
          <table:table-cell table:formula="of:=[.B49]*[.C49]*[.D49]" office:value-type="float" office:value="250.276505298159" calcext:value-type="float">
            <text:p>250.276505298159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chmmerBEdap</text:p>
          </table:table-cell>
          <table:table-cell table:style-name="Default" office:value-type="float" office:value="47.263584" calcext:value-type="float">
            <text:p>47.263584</text:p>
          </table:table-cell>
          <table:table-cell table:style-name="Default" office:value-type="float" office:value="0.061182" calcext:value-type="float">
            <text:p>0.061182</text:p>
          </table:table-cell>
          <table:table-cell office:value-type="float" office:value="6.35026" calcext:value-type="float">
            <text:p>6.35026</text:p>
          </table:table-cell>
          <table:table-cell table:formula="of:=[.B50]*[.C50]*[.D50]" office:value-type="float" office:value="18.3629236233838" calcext:value-type="float">
            <text:p>18.3629236233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237.660157" calcext:value-type="float">
            <text:p>237.660157</text:p>
          </table:table-cell>
          <table:table-cell office:value-type="float" office:value="0.174671" calcext:value-type="float">
            <text:p>0.174671</text:p>
          </table:table-cell>
          <table:table-cell/>
          <table:table-cell table:formula="of:=[.B51]*[.C51]*[.D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libmB</text:p>
          </table:table-cell>
          <table:table-cell office:value-type="float" office:value="332.20779" calcext:value-type="float">
            <text:p>332.20779</text:p>
          </table:table-cell>
          <table:table-cell office:value-type="float" office:value="0.099591" calcext:value-type="float">
            <text:p>0.099591</text:p>
          </table:table-cell>
          <table:table-cell office:value-type="float" office:value="46.6969" calcext:value-type="float">
            <text:p>46.6969</text:p>
          </table:table-cell>
          <table:table-cell table:formula="of:=[.B52]*[.C52]*[.D52]" office:value-type="float" office:value="1544.96254764002" calcext:value-type="float">
            <text:p>1544.96254764002</text:p>
          </table:table-cell>
          <table:table-cell office:value-type="float" office:value="25.4275" calcext:value-type="float">
            <text:p>25.4275</text:p>
          </table:table-cell>
          <table:table-cell/>
        </table:table-row>
        <table:table-row table:style-name="ro1">
          <table:table-cell office:value-type="string" calcext:value-type="string">
            <text:p>speclibmassoc1</text:p>
          </table:table-cell>
          <table:table-cell office:value-type="float" office:value="238.15403" calcext:value-type="float">
            <text:p>238.15403</text:p>
          </table:table-cell>
          <table:table-cell office:value-type="float" office:value="0.175581" calcext:value-type="float">
            <text:p>0.175581</text:p>
          </table:table-cell>
          <table:table-cell office:value-type="float" office:value="16.3551" calcext:value-type="float">
            <text:p>16.3551</text:p>
          </table:table-cell>
          <table:table-cell table:formula="of:=[.B53]*[.C53]*[.D53]" office:value-type="float" office:value="683.893784968362" calcext:value-type="float">
            <text:p>683.893784968362</text:p>
          </table:table-cell>
          <table:table-cell office:value-type="float" office:value="3.82838" calcext:value-type="float">
            <text:p>3.82838</text:p>
          </table:table-cell>
          <table:table-cell/>
        </table:table-row>
        <table:table-row table:style-name="ro1">
          <table:table-cell office:value-type="string" calcext:value-type="string">
            <text:p>speclibmassoc2</text:p>
          </table:table-cell>
          <table:table-cell office:value-type="float" office:value="237.625048" calcext:value-type="float">
            <text:p>237.625048</text:p>
          </table:table-cell>
          <table:table-cell office:value-type="float" office:value="0.174671" calcext:value-type="float">
            <text:p>0.174671</text:p>
          </table:table-cell>
          <table:table-cell office:value-type="float" office:value="16.6416" calcext:value-type="float">
            <text:p>16.6416</text:p>
          </table:table-cell>
          <table:table-cell table:formula="of:=[.B54]*[.C54]*[.D54]" office:value-type="float" office:value="690.729657120836" calcext:value-type="float">
            <text:p>690.729657120836</text:p>
          </table:table-cell>
          <table:table-cell office:value-type="float" office:value="3.86492" calcext:value-type="float">
            <text:p>3.86492</text:p>
          </table:table-cell>
          <table:table-cell/>
        </table:table-row>
        <table:table-row table:style-name="ro1">
          <table:table-cell office:value-type="string" calcext:value-type="string">
            <text:p>speclibmassoc4</text:p>
          </table:table-cell>
          <table:table-cell office:value-type="float" office:value="203.626728" calcext:value-type="float">
            <text:p>203.626728</text:p>
          </table:table-cell>
          <table:table-cell office:value-type="float" office:value="0.174665" calcext:value-type="float">
            <text:p>0.174665</text:p>
          </table:table-cell>
          <table:table-cell office:value-type="float" office:value="16.2634" calcext:value-type="float">
            <text:p>16.2634</text:p>
          </table:table-cell>
          <table:table-cell table:formula="of:=[.B55]*[.C55]*[.D55]" office:value-type="float" office:value="578.431605346228" calcext:value-type="float">
            <text:p>578.431605346228</text:p>
          </table:table-cell>
          <table:table-cell office:value-type="float" office:value="4.00283" calcext:value-type="float">
            <text:p>4.00283</text:p>
          </table:table-cell>
          <table:table-cell/>
        </table:table-row>
        <table:table-row table:style-name="ro1">
          <table:table-cell office:value-type="string" calcext:value-type="string">
            <text:p>speclibmassoc8</text:p>
          </table:table-cell>
          <table:table-cell office:value-type="float" office:value="222.872191" calcext:value-type="float">
            <text:p>222.872191</text:p>
          </table:table-cell>
          <table:table-cell office:value-type="float" office:value="0.174665" calcext:value-type="float">
            <text:p>0.174665</text:p>
          </table:table-cell>
          <table:table-cell office:value-type="float" office:value="16.7281" calcext:value-type="float">
            <text:p>16.7281</text:p>
          </table:table-cell>
          <table:table-cell table:formula="of:=[.B56]*[.C56]*[.D56]" office:value-type="float" office:value="651.190995716823" calcext:value-type="float">
            <text:p>651.190995716823</text:p>
          </table:table-cell>
          <table:table-cell office:value-type="float" office:value="4.60284" calcext:value-type="float">
            <text:p>4.60284</text:p>
          </table:table-cell>
          <table:table-cell/>
        </table:table-row>
        <table:table-row table:style-name="ro1">
          <table:table-cell office:value-type="string" calcext:value-type="string">
            <text:p>speclibmassoc16</text:p>
          </table:table-cell>
          <table:table-cell office:value-type="float" office:value="264.384123" calcext:value-type="float">
            <text:p>264.384123</text:p>
          </table:table-cell>
          <table:table-cell office:value-type="float" office:value="0.174665" calcext:value-type="float">
            <text:p>0.174665</text:p>
          </table:table-cell>
          <table:table-cell office:value-type="float" office:value="20.4086" calcext:value-type="float">
            <text:p>20.4086</text:p>
          </table:table-cell>
          <table:table-cell table:formula="of:=[.B57]*[.C57]*[.D57]" office:value-type="float" office:value="942.441654427875" calcext:value-type="float">
            <text:p>942.441654427875</text:p>
          </table:table-cell>
          <table:table-cell office:value-type="float" office:value="5.82797" calcext:value-type="float">
            <text:p>5.82797</text:p>
          </table:table-cell>
          <table:table-cell/>
        </table:table-row>
        <table:table-row table:style-name="ro1">
          <table:table-cell office:value-type="string" calcext:value-type="string">
            <text:p>speclibmCLine16</text:p>
          </table:table-cell>
          <table:table-cell office:value-type="float" office:value="364.499834" calcext:value-type="float">
            <text:p>364.499834</text:p>
          </table:table-cell>
          <table:table-cell office:value-type="float" office:value="0.490062" calcext:value-type="float">
            <text:p>0.490062</text:p>
          </table:table-cell>
          <table:table-cell office:value-type="float" office:value="12.8814" calcext:value-type="float">
            <text:p>12.8814</text:p>
          </table:table-cell>
          <table:table-cell table:formula="of:=[.B58]*[.C58]*[.D58]" office:value-type="float" office:value="2300.97250585295" calcext:value-type="float">
            <text:p>2300.97250585295</text:p>
          </table:table-cell>
          <table:table-cell office:value-type="float" office:value="1.56443" calcext:value-type="float">
            <text:p>1.56443</text:p>
          </table:table-cell>
          <table:table-cell/>
        </table:table-row>
        <table:table-row table:style-name="ro1">
          <table:table-cell office:value-type="string" calcext:value-type="string">
            <text:p>speclibmCLine32</text:p>
          </table:table-cell>
          <table:table-cell office:value-type="float" office:value="267.730505" calcext:value-type="float">
            <text:p>267.730505</text:p>
          </table:table-cell>
          <table:table-cell office:value-type="float" office:value="0.280391" calcext:value-type="float">
            <text:p>0.280391</text:p>
          </table:table-cell>
          <table:table-cell office:value-type="float" office:value="13.2392" calcext:value-type="float">
            <text:p>13.2392</text:p>
          </table:table-cell>
          <table:table-cell table:formula="of:=[.B59]*[.C59]*[.D59]" office:value-type="float" office:value="993.856470744282" calcext:value-type="float">
            <text:p>993.856470744282</text:p>
          </table:table-cell>
          <table:table-cell office:value-type="float" office:value="2.22593" calcext:value-type="float">
            <text:p>2.22593</text:p>
          </table:table-cell>
          <table:table-cell/>
        </table:table-row>
        <table:table-row table:style-name="ro1">
          <table:table-cell office:value-type="string" calcext:value-type="string">
            <text:p>speclibmCLine64</text:p>
          </table:table-cell>
          <table:table-cell office:value-type="float" office:value="237.660157" calcext:value-type="float">
            <text:p>237.660157</text:p>
          </table:table-cell>
          <table:table-cell office:value-type="float" office:value="0.174671" calcext:value-type="float">
            <text:p>0.174671</text:p>
          </table:table-cell>
          <table:table-cell office:value-type="float" office:value="15.9545" calcext:value-type="float">
            <text:p>15.9545</text:p>
          </table:table-cell>
          <table:table-cell table:formula="of:=[.B60]*[.C60]*[.D60]" office:value-type="float" office:value="662.30858518716" calcext:value-type="float">
            <text:p>662.30858518716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libmCLine128</text:p>
          </table:table-cell>
          <table:table-cell office:value-type="float" office:value="213.438275" calcext:value-type="float">
            <text:p>213.438275</text:p>
          </table:table-cell>
          <table:table-cell office:value-type="float" office:value="0.129065" calcext:value-type="float">
            <text:p>0.129065</text:p>
          </table:table-cell>
          <table:table-cell office:value-type="float" office:value="51.1994" calcext:value-type="float">
            <text:p>51.1994</text:p>
          </table:table-cell>
          <table:table-cell table:formula="of:=[.B61]*[.C61]*[.D61]" office:value-type="float" office:value="1410.41091285262" calcext:value-type="float">
            <text:p>1410.41091285262</text:p>
          </table:table-cell>
          <table:table-cell office:value-type="float" office:value="9.22886" calcext:value-type="float">
            <text:p>9.22886</text:p>
          </table:table-cell>
          <table:table-cell/>
        </table:table-row>
        <table:table-row table:style-name="ro1">
          <table:table-cell office:value-type="string" calcext:value-type="string">
            <text:p>speclibmCLine256</text:p>
          </table:table-cell>
          <table:table-cell office:value-type="float" office:value="336.355355" calcext:value-type="float">
            <text:p>336.355355</text:p>
          </table:table-cell>
          <table:table-cell office:value-type="float" office:value="0.099532" calcext:value-type="float">
            <text:p>0.099532</text:p>
          </table:table-cell>
          <table:table-cell office:value-type="float" office:value="92.1132" calcext:value-type="float">
            <text:p>92.1132</text:p>
          </table:table-cell>
          <table:table-cell table:formula="of:=[.B62]*[.C62]*[.D62]" office:value-type="float" office:value="3083.77687315427" calcext:value-type="float">
            <text:p>3083.77687315427</text:p>
          </table:table-cell>
          <table:table-cell office:value-type="float" office:value="27.2066" calcext:value-type="float">
            <text:p>27.2066</text:p>
          </table:table-cell>
          <table:table-cell/>
        </table:table-row>
        <table:table-row table:style-name="ro1">
          <table:table-cell office:value-type="string" calcext:value-type="string">
            <text:p>speclibm16_32</text:p>
          </table:table-cell>
          <table:table-cell office:value-type="float" office:value="148.103192" calcext:value-type="float">
            <text:p>148.103192</text:p>
          </table:table-cell>
          <table:table-cell office:value-type="float" office:value="0.174671" calcext:value-type="float">
            <text:p>0.174671</text:p>
          </table:table-cell>
          <table:table-cell office:value-type="float" office:value="13.2638" calcext:value-type="float">
            <text:p>13.2638</text:p>
          </table:table-cell>
          <table:table-cell table:formula="of:=[.B63]*[.C63]*[.D63]" office:value-type="float" office:value="343.125654400842" calcext:value-type="float">
            <text:p>343.125654400842</text:p>
          </table:table-cell>
          <table:table-cell office:value-type="float" office:value="2.96819" calcext:value-type="float">
            <text:p>2.96819</text:p>
          </table:table-cell>
          <table:table-cell/>
        </table:table-row>
        <table:table-row table:style-name="ro1">
          <table:table-cell office:value-type="string" calcext:value-type="string">
            <text:p>speclibm32_64</text:p>
          </table:table-cell>
          <table:table-cell office:value-type="float" office:value="220.282506" calcext:value-type="float">
            <text:p>220.282506</text:p>
          </table:table-cell>
          <table:table-cell office:value-type="float" office:value="0.174676" calcext:value-type="float">
            <text:p>0.174676</text:p>
          </table:table-cell>
          <table:table-cell office:value-type="float" office:value="15.7154" calcext:value-type="float">
            <text:p>15.7154</text:p>
          </table:table-cell>
          <table:table-cell table:formula="of:=[.B64]*[.C64]*[.D64]" office:value-type="float" office:value="604.698214415557" calcext:value-type="float">
            <text:p>604.698214415557</text:p>
          </table:table-cell>
          <table:table-cell office:value-type="float" office:value="3.98299" calcext:value-type="float">
            <text:p>3.98299</text:p>
          </table:table-cell>
          <table:table-cell/>
        </table:table-row>
        <table:table-row table:style-name="ro1">
          <table:table-cell office:value-type="string" calcext:value-type="string">
            <text:p>speclibm64_128</text:p>
          </table:table-cell>
          <table:table-cell office:value-type="float" office:value="358.261145" calcext:value-type="float">
            <text:p>358.261145</text:p>
          </table:table-cell>
          <table:table-cell office:value-type="float" office:value="0.174665" calcext:value-type="float">
            <text:p>0.174665</text:p>
          </table:table-cell>
          <table:table-cell office:value-type="float" office:value="20.7599" calcext:value-type="float">
            <text:p>20.7599</text:p>
          </table:table-cell>
          <table:table-cell table:formula="of:=[.B65]*[.C65]*[.D65]" office:value-type="float" office:value="1299.06491925769" calcext:value-type="float">
            <text:p>1299.06491925769</text:p>
          </table:table-cell>
          <table:table-cell office:value-type="float" office:value="5.40494" calcext:value-type="float">
            <text:p>5.40494</text:p>
          </table:table-cell>
          <table:table-cell/>
        </table:table-row>
        <table:table-row table:style-name="ro1">
          <table:table-cell office:value-type="string" calcext:value-type="string">
            <text:p>speclibm128_256</text:p>
          </table:table-cell>
          <table:table-cell office:value-type="float" office:value="454.84338" calcext:value-type="float">
            <text:p>454.84338</text:p>
          </table:table-cell>
          <table:table-cell office:value-type="float" office:value="0.174665" calcext:value-type="float">
            <text:p>0.174665</text:p>
          </table:table-cell>
          <table:table-cell office:value-type="float" office:value="24.8258" calcext:value-type="float">
            <text:p>24.8258</text:p>
          </table:table-cell>
          <table:table-cell table:formula="of:=[.B66]*[.C66]*[.D66]" office:value-type="float" office:value="1972.29111704833" calcext:value-type="float">
            <text:p>1972.29111704833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office:value-type="string" calcext:value-type="string">
            <text:p>speclibm256</text:p>
          </table:table-cell>
          <table:table-cell office:value-type="float" office:value="236.331909" calcext:value-type="float">
            <text:p>236.331909</text:p>
          </table:table-cell>
          <table:table-cell office:value-type="float" office:value="0.174818" calcext:value-type="float">
            <text:p>0.174818</text:p>
          </table:table-cell>
          <table:table-cell office:value-type="float" office:value="10.5271" calcext:value-type="float">
            <text:p>10.5271</text:p>
          </table:table-cell>
          <table:table-cell table:formula="of:=[.B67]*[.C67]*[.D67]" office:value-type="float" office:value="434.927890951592" calcext:value-type="float">
            <text:p>434.927890951592</text:p>
          </table:table-cell>
          <table:table-cell office:value-type="float" office:value="3.66044" calcext:value-type="float">
            <text:p>3.66044</text:p>
          </table:table-cell>
          <table:table-cell/>
        </table:table-row>
        <table:table-row table:style-name="ro1">
          <table:table-cell office:value-type="string" calcext:value-type="string">
            <text:p>speclibm512</text:p>
          </table:table-cell>
          <table:table-cell office:value-type="float" office:value="237.172874" calcext:value-type="float">
            <text:p>237.172874</text:p>
          </table:table-cell>
          <table:table-cell office:value-type="float" office:value="0.175352" calcext:value-type="float">
            <text:p>0.175352</text:p>
          </table:table-cell>
          <table:table-cell office:value-type="float" office:value="11.0763" calcext:value-type="float">
            <text:p>11.0763</text:p>
          </table:table-cell>
          <table:table-cell table:formula="of:=[.B68]*[.C68]*[.D68]" office:value-type="float" office:value="460.649336512394" calcext:value-type="float">
            <text:p>460.649336512394</text:p>
          </table:table-cell>
          <table:table-cell office:value-type="float" office:value="3.69106" calcext:value-type="float">
            <text:p>3.69106</text:p>
          </table:table-cell>
          <table:table-cell/>
        </table:table-row>
        <table:table-row table:style-name="ro1">
          <table:table-cell office:value-type="string" calcext:value-type="string">
            <text:p>speclibm1024</text:p>
          </table:table-cell>
          <table:table-cell office:value-type="float" office:value="237.012853" calcext:value-type="float">
            <text:p>237.012853</text:p>
          </table:table-cell>
          <table:table-cell office:value-type="float" office:value="0.174772" calcext:value-type="float">
            <text:p>0.174772</text:p>
          </table:table-cell>
          <table:table-cell office:value-type="float" office:value="13.1165" calcext:value-type="float">
            <text:p>13.1165</text:p>
          </table:table-cell>
          <table:table-cell table:formula="of:=[.B69]*[.C69]*[.D69]" office:value-type="float" office:value="543.327538483844" calcext:value-type="float">
            <text:p>543.327538483844</text:p>
          </table:table-cell>
          <table:table-cell office:value-type="float" office:value="3.75956" calcext:value-type="float">
            <text:p>3.75956</text:p>
          </table:table-cell>
          <table:table-cell/>
        </table:table-row>
        <table:table-row table:style-name="ro1">
          <table:table-cell office:value-type="string" calcext:value-type="string">
            <text:p>speclibm2048</text:p>
          </table:table-cell>
          <table:table-cell office:value-type="float" office:value="237.660157" calcext:value-type="float">
            <text:p>237.660157</text:p>
          </table:table-cell>
          <table:table-cell office:value-type="float" office:value="0.174671" calcext:value-type="float">
            <text:p>0.174671</text:p>
          </table:table-cell>
          <table:table-cell office:value-type="float" office:value="15.9545" calcext:value-type="float">
            <text:p>15.9545</text:p>
          </table:table-cell>
          <table:table-cell table:formula="of:=[.B70]*[.C70]*[.D70]" office:value-type="float" office:value="662.30858518716" calcext:value-type="float">
            <text:p>662.30858518716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libm4096</text:p>
          </table:table-cell>
          <table:table-cell office:value-type="float" office:value="238.727494" calcext:value-type="float">
            <text:p>238.727494</text:p>
          </table:table-cell>
          <table:table-cell office:value-type="float" office:value="0.174482" calcext:value-type="float">
            <text:p>0.174482</text:p>
          </table:table-cell>
          <table:table-cell office:value-type="float" office:value="22.2732" calcext:value-type="float">
            <text:p>22.2732</text:p>
          </table:table-cell>
          <table:table-cell table:formula="of:=[.B71]*[.C71]*[.D71]" office:value-type="float" office:value="927.760090724511" calcext:value-type="float">
            <text:p>927.760090724511</text:p>
          </table:table-cell>
          <table:table-cell office:value-type="float" office:value="3.99078" calcext:value-type="float">
            <text:p>3.99078</text:p>
          </table:table-cell>
          <table:table-cell/>
        </table:table-row>
        <table:table-row table:style-name="ro1">
          <table:table-cell office:value-type="string" calcext:value-type="string">
            <text:p>speclibm32_64_512</text:p>
          </table:table-cell>
          <table:table-cell office:value-type="float" office:value="219.789353" calcext:value-type="float">
            <text:p>219.789353</text:p>
          </table:table-cell>
          <table:table-cell office:value-type="float" office:value="0.175352" calcext:value-type="float">
            <text:p>0.175352</text:p>
          </table:table-cell>
          <table:table-cell office:value-type="float" office:value="10.8371" calcext:value-type="float">
            <text:p>10.8371</text:p>
          </table:table-cell>
          <table:table-cell table:formula="of:=[.B72]*[.C72]*[.D72]" office:value-type="float" office:value="417.667281021836" calcext:value-type="float">
            <text:p>417.667281021836</text:p>
          </table:table-cell>
          <table:table-cell office:value-type="float" office:value="3.80838" calcext:value-type="float">
            <text:p>3.80838</text:p>
          </table:table-cell>
          <table:table-cell/>
        </table:table-row>
        <table:table-row table:style-name="ro1">
          <table:table-cell office:value-type="string" calcext:value-type="string">
            <text:p>speclibm64_128_1024</text:p>
          </table:table-cell>
          <table:table-cell office:value-type="float" office:value="358.673206" calcext:value-type="float">
            <text:p>358.673206</text:p>
          </table:table-cell>
          <table:table-cell office:value-type="float" office:value="0.175298" calcext:value-type="float">
            <text:p>0.175298</text:p>
          </table:table-cell>
          <table:table-cell office:value-type="float" office:value="17.9219" calcext:value-type="float">
            <text:p>17.9219</text:p>
          </table:table-cell>
          <table:table-cell table:formula="of:=[.B73]*[.C73]*[.D73]" office:value-type="float" office:value="1126.83400824552" calcext:value-type="float">
            <text:p>1126.83400824552</text:p>
          </table:table-cell>
          <table:table-cell office:value-type="float" office:value="5.29883" calcext:value-type="float">
            <text:p>5.29883</text:p>
          </table:table-cell>
          <table:table-cell/>
        </table:table-row>
        <table:table-row table:style-name="ro1">
          <table:table-cell office:value-type="string" calcext:value-type="string">
            <text:p>speclibm128_256_2048</text:p>
          </table:table-cell>
          <table:table-cell office:value-type="float" office:value="454.84338" calcext:value-type="float">
            <text:p>454.84338</text:p>
          </table:table-cell>
          <table:table-cell office:value-type="float" office:value="0.174665" calcext:value-type="float">
            <text:p>0.174665</text:p>
          </table:table-cell>
          <table:table-cell office:value-type="float" office:value="24.8258" calcext:value-type="float">
            <text:p>24.8258</text:p>
          </table:table-cell>
          <table:table-cell table:formula="of:=[.B74]*[.C74]*[.D74]" office:value-type="float" office:value="1972.29111704833" calcext:value-type="float">
            <text:p>1972.29111704833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clibmBEdap</text:p>
          </table:table-cell>
          <table:table-cell table:style-name="Default" office:value-type="float" office:value="185.507609" calcext:value-type="float">
            <text:p>185.507609</text:p>
          </table:table-cell>
          <table:table-cell table:style-name="Default" office:value-type="float" office:value="0.174878" calcext:value-type="float">
            <text:p>0.174878</text:p>
          </table:table-cell>
          <table:table-cell office:value-type="float" office:value="9.44172" calcext:value-type="float">
            <text:p>9.44172</text:p>
          </table:table-cell>
          <table:table-cell table:formula="of:=[.B75]*[.C75]*[.D75]" office:value-type="float" office:value="306.300723528259" calcext:value-type="float">
            <text:p>306.300723528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212.329559" calcext:value-type="float">
            <text:p>212.329559</text:p>
          </table:table-cell>
          <table:table-cell office:value-type="float" office:value="0.113829" calcext:value-type="float">
            <text:p>0.113829</text:p>
          </table:table-cell>
          <table:table-cell/>
          <table:table-cell table:formula="of:=[.B76]*[.C76]*[.D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mcfB</text:p>
          </table:table-cell>
          <table:table-cell office:value-type="float" office:value="75.187206" calcext:value-type="float">
            <text:p>75.187206</text:p>
          </table:table-cell>
          <table:table-cell office:value-type="float" office:value="0.073083" calcext:value-type="float">
            <text:p>0.073083</text:p>
          </table:table-cell>
          <table:table-cell office:value-type="float" office:value="8.79994" calcext:value-type="float">
            <text:p>8.79994</text:p>
          </table:table-cell>
          <table:table-cell table:formula="of:=[.B77]*[.C77]*[.D77]" office:value-type="float" office:value="48.3548481752678" calcext:value-type="float">
            <text:p>48.3548481752678</text:p>
          </table:table-cell>
          <table:table-cell office:value-type="float" office:value="2.12753" calcext:value-type="float">
            <text:p>2.12753</text:p>
          </table:table-cell>
          <table:table-cell/>
        </table:table-row>
        <table:table-row table:style-name="ro1">
          <table:table-cell office:value-type="string" calcext:value-type="string">
            <text:p>specmcfassoc1</text:p>
          </table:table-cell>
          <table:table-cell office:value-type="float" office:value="198.278837" calcext:value-type="float">
            <text:p>198.278837</text:p>
          </table:table-cell>
          <table:table-cell office:value-type="float" office:value="0.132545" calcext:value-type="float">
            <text:p>0.132545</text:p>
          </table:table-cell>
          <table:table-cell office:value-type="float" office:value="16.3551" calcext:value-type="float">
            <text:p>16.3551</text:p>
          </table:table-cell>
          <table:table-cell table:formula="of:=[.B78]*[.C78]*[.D78]" office:value-type="float" office:value="429.826231589294" calcext:value-type="float">
            <text:p>429.826231589294</text:p>
          </table:table-cell>
          <table:table-cell office:value-type="float" office:value="3.82838" calcext:value-type="float">
            <text:p>3.82838</text:p>
          </table:table-cell>
          <table:table-cell/>
        </table:table-row>
        <table:table-row table:style-name="ro1">
          <table:table-cell office:value-type="string" calcext:value-type="string">
            <text:p>specmcfassoc2</text:p>
          </table:table-cell>
          <table:table-cell office:value-type="float" office:value="192.242064" calcext:value-type="float">
            <text:p>192.242064</text:p>
          </table:table-cell>
          <table:table-cell office:value-type="float" office:value="0.127946" calcext:value-type="float">
            <text:p>0.127946</text:p>
          </table:table-cell>
          <table:table-cell office:value-type="float" office:value="16.6416" calcext:value-type="float">
            <text:p>16.6416</text:p>
          </table:table-cell>
          <table:table-cell table:formula="of:=[.B79]*[.C79]*[.D79]" office:value-type="float" office:value="409.326830490845" calcext:value-type="float">
            <text:p>409.326830490845</text:p>
          </table:table-cell>
          <table:table-cell office:value-type="float" office:value="3.86492" calcext:value-type="float">
            <text:p>3.86492</text:p>
          </table:table-cell>
          <table:table-cell/>
        </table:table-row>
        <table:table-row table:style-name="ro1">
          <table:table-cell office:value-type="string" calcext:value-type="string">
            <text:p>specmcfassoc4</text:p>
          </table:table-cell>
          <table:table-cell office:value-type="float" office:value="151.791776" calcext:value-type="float">
            <text:p>151.791776</text:p>
          </table:table-cell>
          <table:table-cell office:value-type="float" office:value="0.11386" calcext:value-type="float">
            <text:p>0.11386</text:p>
          </table:table-cell>
          <table:table-cell office:value-type="float" office:value="16.2634" calcext:value-type="float">
            <text:p>16.2634</text:p>
          </table:table-cell>
          <table:table-cell table:formula="of:=[.B80]*[.C80]*[.D80]" office:value-type="float" office:value="281.080531105246" calcext:value-type="float">
            <text:p>281.080531105246</text:p>
          </table:table-cell>
          <table:table-cell office:value-type="float" office:value="4.00283" calcext:value-type="float">
            <text:p>4.00283</text:p>
          </table:table-cell>
          <table:table-cell/>
        </table:table-row>
        <table:table-row table:style-name="ro1">
          <table:table-cell office:value-type="string" calcext:value-type="string">
            <text:p>specmcfassoc8</text:p>
          </table:table-cell>
          <table:table-cell office:value-type="float" office:value="171.6833" calcext:value-type="float">
            <text:p>171.6833</text:p>
          </table:table-cell>
          <table:table-cell office:value-type="float" office:value="0.113834" calcext:value-type="float">
            <text:p>0.113834</text:p>
          </table:table-cell>
          <table:table-cell office:value-type="float" office:value="16.7281" calcext:value-type="float">
            <text:p>16.7281</text:p>
          </table:table-cell>
          <table:table-cell table:formula="of:=[.B81]*[.C81]*[.D81]" office:value-type="float" office:value="326.923895545039" calcext:value-type="float">
            <text:p>326.923895545039</text:p>
          </table:table-cell>
          <table:table-cell office:value-type="float" office:value="4.60284" calcext:value-type="float">
            <text:p>4.60284</text:p>
          </table:table-cell>
          <table:table-cell/>
        </table:table-row>
        <table:table-row table:style-name="ro1">
          <table:table-cell office:value-type="string" calcext:value-type="string">
            <text:p>specmcfassoc16</text:p>
          </table:table-cell>
          <table:table-cell office:value-type="float" office:value="212.329559" calcext:value-type="float">
            <text:p>212.329559</text:p>
          </table:table-cell>
          <table:table-cell office:value-type="float" office:value="0.113829" calcext:value-type="float">
            <text:p>0.113829</text:p>
          </table:table-cell>
          <table:table-cell office:value-type="float" office:value="20.4086" calcext:value-type="float">
            <text:p>20.4086</text:p>
          </table:table-cell>
          <table:table-cell table:formula="of:=[.B82]*[.C82]*[.D82]" office:value-type="float" office:value="493.260787624579" calcext:value-type="float">
            <text:p>493.260787624579</text:p>
          </table:table-cell>
          <table:table-cell office:value-type="float" office:value="5.82797" calcext:value-type="float">
            <text:p>5.82797</text:p>
          </table:table-cell>
          <table:table-cell/>
        </table:table-row>
        <table:table-row table:style-name="ro1">
          <table:table-cell office:value-type="string" calcext:value-type="string">
            <text:p>specmcfCLine16</text:p>
          </table:table-cell>
          <table:table-cell office:value-type="float" office:value="56.972177" calcext:value-type="float">
            <text:p>56.972177</text:p>
          </table:table-cell>
          <table:table-cell office:value-type="float" office:value="0.071726" calcext:value-type="float">
            <text:p>0.071726</text:p>
          </table:table-cell>
          <table:table-cell office:value-type="float" office:value="12.8814" calcext:value-type="float">
            <text:p>12.8814</text:p>
          </table:table-cell>
          <table:table-cell table:formula="of:=[.B83]*[.C83]*[.D83]" office:value-type="float" office:value="52.6383773543403" calcext:value-type="float">
            <text:p>52.6383773543403</text:p>
          </table:table-cell>
          <table:table-cell office:value-type="float" office:value="1.56443" calcext:value-type="float">
            <text:p>1.56443</text:p>
          </table:table-cell>
          <table:table-cell/>
        </table:table-row>
        <table:table-row table:style-name="ro1">
          <table:table-cell office:value-type="string" calcext:value-type="string">
            <text:p>specmcfCLine32</text:p>
          </table:table-cell>
          <table:table-cell office:value-type="float" office:value="66.573744" calcext:value-type="float">
            <text:p>66.573744</text:p>
          </table:table-cell>
          <table:table-cell office:value-type="float" office:value="0.063004" calcext:value-type="float">
            <text:p>0.063004</text:p>
          </table:table-cell>
          <table:table-cell office:value-type="float" office:value="13.2392" calcext:value-type="float">
            <text:p>13.2392</text:p>
          </table:table-cell>
          <table:table-cell table:formula="of:=[.B84]*[.C84]*[.D84]" office:value-type="float" office:value="55.5306615610287" calcext:value-type="float">
            <text:p>55.5306615610287</text:p>
          </table:table-cell>
          <table:table-cell office:value-type="float" office:value="2.22593" calcext:value-type="float">
            <text:p>2.22593</text:p>
          </table:table-cell>
          <table:table-cell/>
        </table:table-row>
        <table:table-row table:style-name="ro1">
          <table:table-cell office:value-type="string" calcext:value-type="string">
            <text:p>specmcfCLine64</text:p>
          </table:table-cell>
          <table:table-cell office:value-type="float" office:value="97.27901" calcext:value-type="float">
            <text:p>97.27901</text:p>
          </table:table-cell>
          <table:table-cell office:value-type="float" office:value="0.064955" calcext:value-type="float">
            <text:p>0.064955</text:p>
          </table:table-cell>
          <table:table-cell office:value-type="float" office:value="15.9545" calcext:value-type="float">
            <text:p>15.9545</text:p>
          </table:table-cell>
          <table:table-cell table:formula="of:=[.B85]*[.C85]*[.D85]" office:value-type="float" office:value="100.812626019498" calcext:value-type="float">
            <text:p>100.812626019498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mcfCLine128</text:p>
          </table:table-cell>
          <table:table-cell office:value-type="float" office:value="124.020897" calcext:value-type="float">
            <text:p>124.020897</text:p>
          </table:table-cell>
          <table:table-cell office:value-type="float" office:value="0.066527" calcext:value-type="float">
            <text:p>0.066527</text:p>
          </table:table-cell>
          <table:table-cell office:value-type="float" office:value="51.1994" calcext:value-type="float">
            <text:p>51.1994</text:p>
          </table:table-cell>
          <table:table-cell table:formula="of:=[.B86]*[.C86]*[.D86]" office:value-type="float" office:value="422.432846150684" calcext:value-type="float">
            <text:p>422.432846150684</text:p>
          </table:table-cell>
          <table:table-cell office:value-type="float" office:value="9.22886" calcext:value-type="float">
            <text:p>9.22886</text:p>
          </table:table-cell>
          <table:table-cell/>
        </table:table-row>
        <table:table-row table:style-name="ro1">
          <table:table-cell office:value-type="string" calcext:value-type="string">
            <text:p>specmcfCLine256</text:p>
          </table:table-cell>
          <table:table-cell office:value-type="float" office:value="239.301843" calcext:value-type="float">
            <text:p>239.301843</text:p>
          </table:table-cell>
          <table:table-cell office:value-type="float" office:value="0.064922" calcext:value-type="float">
            <text:p>0.064922</text:p>
          </table:table-cell>
          <table:table-cell office:value-type="float" office:value="92.1132" calcext:value-type="float">
            <text:p>92.1132</text:p>
          </table:table-cell>
          <table:table-cell table:formula="of:=[.B87]*[.C87]*[.D87]" office:value-type="float" office:value="1431.06646113587" calcext:value-type="float">
            <text:p>1431.06646113587</text:p>
          </table:table-cell>
          <table:table-cell office:value-type="float" office:value="27.2066" calcext:value-type="float">
            <text:p>27.2066</text:p>
          </table:table-cell>
          <table:table-cell/>
        </table:table-row>
        <table:table-row table:style-name="ro1">
          <table:table-cell office:value-type="string" calcext:value-type="string">
            <text:p>specmcf16_32</text:p>
          </table:table-cell>
          <table:table-cell office:value-type="float" office:value="60.25255" calcext:value-type="float">
            <text:p>60.25255</text:p>
          </table:table-cell>
          <table:table-cell office:value-type="float" office:value="0.067246" calcext:value-type="float">
            <text:p>0.067246</text:p>
          </table:table-cell>
          <table:table-cell office:value-type="float" office:value="13.2638" calcext:value-type="float">
            <text:p>13.2638</text:p>
          </table:table-cell>
          <table:table-cell table:formula="of:=[.B88]*[.C88]*[.D88]" office:value-type="float" office:value="53.7415085023117" calcext:value-type="float">
            <text:p>53.7415085023117</text:p>
          </table:table-cell>
          <table:table-cell office:value-type="float" office:value="2.96819" calcext:value-type="float">
            <text:p>2.96819</text:p>
          </table:table-cell>
          <table:table-cell/>
        </table:table-row>
        <table:table-row table:style-name="ro1">
          <table:table-cell office:value-type="string" calcext:value-type="string">
            <text:p>specmcf32_64</text:p>
          </table:table-cell>
          <table:table-cell office:value-type="float" office:value="75.70041" calcext:value-type="float">
            <text:p>75.70041</text:p>
          </table:table-cell>
          <table:table-cell office:value-type="float" office:value="0.057821" calcext:value-type="float">
            <text:p>0.057821</text:p>
          </table:table-cell>
          <table:table-cell office:value-type="float" office:value="15.7154" calcext:value-type="float">
            <text:p>15.7154</text:p>
          </table:table-cell>
          <table:table-cell table:formula="of:=[.B89]*[.C89]*[.D89]" office:value-type="float" office:value="68.7874594142388" calcext:value-type="float">
            <text:p>68.7874594142388</text:p>
          </table:table-cell>
          <table:table-cell office:value-type="float" office:value="3.98299" calcext:value-type="float">
            <text:p>3.98299</text:p>
          </table:table-cell>
          <table:table-cell/>
        </table:table-row>
        <table:table-row table:style-name="ro1">
          <table:table-cell office:value-type="string" calcext:value-type="string">
            <text:p>specmcf64_128</text:p>
          </table:table-cell>
          <table:table-cell office:value-type="float" office:value="127.589289" calcext:value-type="float">
            <text:p>127.589289</text:p>
          </table:table-cell>
          <table:table-cell office:value-type="float" office:value="0.057772" calcext:value-type="float">
            <text:p>0.057772</text:p>
          </table:table-cell>
          <table:table-cell office:value-type="float" office:value="20.7599" calcext:value-type="float">
            <text:p>20.7599</text:p>
          </table:table-cell>
          <table:table-cell table:formula="of:=[.B90]*[.C90]*[.D90]" office:value-type="float" office:value="153.023058160442" calcext:value-type="float">
            <text:p>153.023058160442</text:p>
          </table:table-cell>
          <table:table-cell office:value-type="float" office:value="5.40494" calcext:value-type="float">
            <text:p>5.40494</text:p>
          </table:table-cell>
          <table:table-cell/>
        </table:table-row>
        <table:table-row table:style-name="ro1">
          <table:table-cell office:value-type="string" calcext:value-type="string">
            <text:p>specmcf128_256</text:p>
          </table:table-cell>
          <table:table-cell office:value-type="float" office:value="162.652447" calcext:value-type="float">
            <text:p>162.652447</text:p>
          </table:table-cell>
          <table:table-cell office:value-type="float" office:value="0.057756" calcext:value-type="float">
            <text:p>0.057756</text:p>
          </table:table-cell>
          <table:table-cell office:value-type="float" office:value="24.8258" calcext:value-type="float">
            <text:p>24.8258</text:p>
          </table:table-cell>
          <table:table-cell table:formula="of:=[.B91]*[.C91]*[.D91]" office:value-type="float" office:value="233.21740646952" calcext:value-type="float">
            <text:p>233.21740646952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office:value-type="string" calcext:value-type="string">
            <text:p>specmcf256</text:p>
          </table:table-cell>
          <table:table-cell office:value-type="float" office:value="97.051718" calcext:value-type="float">
            <text:p>97.051718</text:p>
          </table:table-cell>
          <table:table-cell office:value-type="float" office:value="0.065549" calcext:value-type="float">
            <text:p>0.065549</text:p>
          </table:table-cell>
          <table:table-cell office:value-type="float" office:value="10.5271" calcext:value-type="float">
            <text:p>10.5271</text:p>
          </table:table-cell>
          <table:table-cell table:formula="of:=[.B92]*[.C92]*[.D92]" office:value-type="float" office:value="66.9696526904232" calcext:value-type="float">
            <text:p>66.9696526904232</text:p>
          </table:table-cell>
          <table:table-cell office:value-type="float" office:value="3.66044" calcext:value-type="float">
            <text:p>3.66044</text:p>
          </table:table-cell>
          <table:table-cell/>
        </table:table-row>
        <table:table-row table:style-name="ro1">
          <table:table-cell office:value-type="string" calcext:value-type="string">
            <text:p>specmcf512</text:p>
          </table:table-cell>
          <table:table-cell office:value-type="float" office:value="96.984757" calcext:value-type="float">
            <text:p>96.984757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11.0763" calcext:value-type="float">
            <text:p>11.0763</text:p>
          </table:table-cell>
          <table:table-cell table:formula="of:=[.B93]*[.C93]*[.D93]" office:value-type="float" office:value="70.233305417646" calcext:value-type="float">
            <text:p>70.233305417646</text:p>
          </table:table-cell>
          <table:table-cell office:value-type="float" office:value="3.69106" calcext:value-type="float">
            <text:p>3.69106</text:p>
          </table:table-cell>
          <table:table-cell/>
        </table:table-row>
        <table:table-row table:style-name="ro1">
          <table:table-cell office:value-type="string" calcext:value-type="string">
            <text:p>specmcf1024</text:p>
          </table:table-cell>
          <table:table-cell office:value-type="float" office:value="97.07446" calcext:value-type="float">
            <text:p>97.07446</text:p>
          </table:table-cell>
          <table:table-cell office:value-type="float" office:value="0.065187" calcext:value-type="float">
            <text:p>0.065187</text:p>
          </table:table-cell>
          <table:table-cell office:value-type="float" office:value="13.1165" calcext:value-type="float">
            <text:p>13.1165</text:p>
          </table:table-cell>
          <table:table-cell table:formula="of:=[.B94]*[.C94]*[.D94]" office:value-type="float" office:value="83.0011178762583" calcext:value-type="float">
            <text:p>83.0011178762583</text:p>
          </table:table-cell>
          <table:table-cell office:value-type="float" office:value="3.75956" calcext:value-type="float">
            <text:p>3.75956</text:p>
          </table:table-cell>
          <table:table-cell/>
        </table:table-row>
        <table:table-row table:style-name="ro1">
          <table:table-cell office:value-type="string" calcext:value-type="string">
            <text:p>specmcf2048</text:p>
          </table:table-cell>
          <table:table-cell office:value-type="float" office:value="97.279011" calcext:value-type="float">
            <text:p>97.279011</text:p>
          </table:table-cell>
          <table:table-cell office:value-type="float" office:value="0.064955" calcext:value-type="float">
            <text:p>0.064955</text:p>
          </table:table-cell>
          <table:table-cell office:value-type="float" office:value="15.9545" calcext:value-type="float">
            <text:p>15.9545</text:p>
          </table:table-cell>
          <table:table-cell table:formula="of:=[.B95]*[.C95]*[.D95]" office:value-type="float" office:value="100.812627055823" calcext:value-type="float">
            <text:p>100.812627055823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mcf4096</text:p>
          </table:table-cell>
          <table:table-cell office:value-type="float" office:value="97.977684" calcext:value-type="float">
            <text:p>97.977684</text:p>
          </table:table-cell>
          <table:table-cell office:value-type="float" office:value="0.064926" calcext:value-type="float">
            <text:p>0.064926</text:p>
          </table:table-cell>
          <table:table-cell office:value-type="float" office:value="22.2732" calcext:value-type="float">
            <text:p>22.2732</text:p>
          </table:table-cell>
          <table:table-cell table:formula="of:=[.B96]*[.C96]*[.D96]" office:value-type="float" office:value="141.686487367678" calcext:value-type="float">
            <text:p>141.686487367678</text:p>
          </table:table-cell>
          <table:table-cell office:value-type="float" office:value="3.99078" calcext:value-type="float">
            <text:p>3.99078</text:p>
          </table:table-cell>
          <table:table-cell/>
        </table:table-row>
        <table:table-row table:style-name="ro1">
          <table:table-cell office:value-type="string" calcext:value-type="string">
            <text:p>specmcf32_64_512</text:p>
          </table:table-cell>
          <table:table-cell office:value-type="float" office:value="76.050533" calcext:value-type="float">
            <text:p>76.050533</text:p>
          </table:table-cell>
          <table:table-cell office:value-type="float" office:value="0.058289" calcext:value-type="float">
            <text:p>0.058289</text:p>
          </table:table-cell>
          <table:table-cell office:value-type="float" office:value="10.8371" calcext:value-type="float">
            <text:p>10.8371</text:p>
          </table:table-cell>
          <table:table-cell table:formula="of:=[.B97]*[.C97]*[.D97]" office:value-type="float" office:value="48.0398837379188" calcext:value-type="float">
            <text:p>48.0398837379188</text:p>
          </table:table-cell>
          <table:table-cell office:value-type="float" office:value="3.80838" calcext:value-type="float">
            <text:p>3.80838</text:p>
          </table:table-cell>
          <table:table-cell/>
        </table:table-row>
        <table:table-row table:style-name="ro1">
          <table:table-cell office:value-type="string" calcext:value-type="string">
            <text:p>specmcf64_128_1024</text:p>
          </table:table-cell>
          <table:table-cell office:value-type="float" office:value="127.920345" calcext:value-type="float">
            <text:p>127.920345</text:p>
          </table:table-cell>
          <table:table-cell office:value-type="float" office:value="0.05801" calcext:value-type="float">
            <text:p>0.05801</text:p>
          </table:table-cell>
          <table:table-cell office:value-type="float" office:value="17.9219" calcext:value-type="float">
            <text:p>17.9219</text:p>
          </table:table-cell>
          <table:table-cell table:formula="of:=[.B98]*[.C98]*[.D98]" office:value-type="float" office:value="132.99231235753" calcext:value-type="float">
            <text:p>132.99231235753</text:p>
          </table:table-cell>
          <table:table-cell office:value-type="float" office:value="5.29883" calcext:value-type="float">
            <text:p>5.29883</text:p>
          </table:table-cell>
          <table:table-cell/>
        </table:table-row>
        <table:table-row table:style-name="ro1">
          <table:table-cell office:value-type="string" calcext:value-type="string">
            <text:p>specmcf128_256_2048</text:p>
          </table:table-cell>
          <table:table-cell office:value-type="float" office:value="162.652447" calcext:value-type="float">
            <text:p>162.652447</text:p>
          </table:table-cell>
          <table:table-cell office:value-type="float" office:value="0.057756" calcext:value-type="float">
            <text:p>0.057756</text:p>
          </table:table-cell>
          <table:table-cell office:value-type="float" office:value="24.8258" calcext:value-type="float">
            <text:p>24.8258</text:p>
          </table:table-cell>
          <table:table-cell table:formula="of:=[.B99]*[.C99]*[.D99]" office:value-type="float" office:value="233.21740646952" calcext:value-type="float">
            <text:p>233.21740646952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cmcfBEdap</text:p>
          </table:table-cell>
          <table:table-cell table:style-name="Default" office:value-type="float" office:value="51.316634" calcext:value-type="float">
            <text:p>51.316634</text:p>
          </table:table-cell>
          <table:table-cell table:style-name="Default" office:value-type="float" office:value="0.066919" calcext:value-type="float">
            <text:p>0.066919</text:p>
          </table:table-cell>
          <table:table-cell office:value-type="float" office:value="6.35026" calcext:value-type="float">
            <text:p>6.35026</text:p>
          </table:table-cell>
          <table:table-cell table:formula="of:=[.B100]*[.C100]*[.D100]" office:value-type="float" office:value="21.8071600796381" calcext:value-type="float">
            <text:p>21.8071600796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sjengB</text:p>
          </table:table-cell>
          <table:table-cell office:value-type="float" office:value="180.494659" calcext:value-type="float">
            <text:p>180.494659</text:p>
          </table:table-cell>
          <table:table-cell office:value-type="float" office:value="0.12927" calcext:value-type="float">
            <text:p>0.12927</text:p>
          </table:table-cell>
          <table:table-cell office:value-type="float" office:value="20.0273" calcext:value-type="float">
            <text:p>20.0273</text:p>
          </table:table-cell>
          <table:table-cell table:formula="of:=[.B101]*[.C101]*[.D101]" office:value-type="float" office:value="467.287869845332" calcext:value-type="float">
            <text:p>467.287869845332</text:p>
          </table:table-cell>
          <table:table-cell office:value-type="float" office:value="7.87182" calcext:value-type="float">
            <text:p>7.87182</text:p>
          </table:table-cell>
          <table:table-cell office:value-type="string" calcext:value-type="string">
            <text:p>Something was wrong obviously</text:p>
          </table:table-cell>
        </table:table-row>
        <table:table-row table:style-name="ro1">
          <table:table-cell office:value-type="string" calcext:value-type="string">
            <text:p>specsjengassoc1</text:p>
          </table:table-cell>
          <table:table-cell office:value-type="float" office:value="672.271376" calcext:value-type="float">
            <text:p>672.271376</text:p>
          </table:table-cell>
          <table:table-cell office:value-type="float" office:value="0.514485" calcext:value-type="float">
            <text:p>0.514485</text:p>
          </table:table-cell>
          <table:table-cell office:value-type="float" office:value="16.3551" calcext:value-type="float">
            <text:p>16.3551</text:p>
          </table:table-cell>
          <table:table-cell table:formula="of:=[.B102]*[.C102]*[.D102]" office:value-type="float" office:value="5656.79631575853" calcext:value-type="float">
            <text:p>5656.79631575853</text:p>
          </table:table-cell>
          <table:table-cell office:value-type="float" office:value="3.82838" calcext:value-type="float">
            <text:p>3.82838</text:p>
          </table:table-cell>
          <table:table-cell/>
        </table:table-row>
        <table:table-row table:style-name="ro1">
          <table:table-cell office:value-type="string" calcext:value-type="string">
            <text:p>specsjengassoc2</text:p>
          </table:table-cell>
          <table:table-cell office:value-type="float" office:value="672.705981" calcext:value-type="float">
            <text:p>672.705981</text:p>
          </table:table-cell>
          <table:table-cell office:value-type="float" office:value="0.513507" calcext:value-type="float">
            <text:p>0.513507</text:p>
          </table:table-cell>
          <table:table-cell office:value-type="float" office:value="16.6416" calcext:value-type="float">
            <text:p>16.6416</text:p>
          </table:table-cell>
          <table:table-cell table:formula="of:=[.B103]*[.C103]*[.D103]" office:value-type="float" office:value="5748.6614930528" calcext:value-type="float">
            <text:p>5748.6614930528</text:p>
          </table:table-cell>
          <table:table-cell office:value-type="float" office:value="3.86492" calcext:value-type="float">
            <text:p>3.86492</text:p>
          </table:table-cell>
          <table:table-cell/>
        </table:table-row>
        <table:table-row table:style-name="ro1">
          <table:table-cell office:value-type="string" calcext:value-type="string">
            <text:p>specsjengassoc4</text:p>
          </table:table-cell>
          <table:table-cell office:value-type="float" office:value="576.656708" calcext:value-type="float">
            <text:p>576.656708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16.2634" calcext:value-type="float">
            <text:p>16.2634</text:p>
          </table:table-cell>
          <table:table-cell table:formula="of:=[.B104]*[.C104]*[.D104]" office:value-type="float" office:value="4815.93903254145" calcext:value-type="float">
            <text:p>4815.93903254145</text:p>
          </table:table-cell>
          <table:table-cell office:value-type="float" office:value="4.00283" calcext:value-type="float">
            <text:p>4.00283</text:p>
          </table:table-cell>
          <table:table-cell/>
        </table:table-row>
        <table:table-row table:style-name="ro1">
          <table:table-cell office:value-type="string" calcext:value-type="string">
            <text:p>specsjengassoc8</text:p>
          </table:table-cell>
          <table:table-cell office:value-type="float" office:value="641.361565" calcext:value-type="float">
            <text:p>641.361565</text:p>
          </table:table-cell>
          <table:table-cell office:value-type="float" office:value="0.513535" calcext:value-type="float">
            <text:p>0.513535</text:p>
          </table:table-cell>
          <table:table-cell office:value-type="float" office:value="16.7281" calcext:value-type="float">
            <text:p>16.7281</text:p>
          </table:table-cell>
          <table:table-cell table:formula="of:=[.B105]*[.C105]*[.D105]" office:value-type="float" office:value="5509.59396969103" calcext:value-type="float">
            <text:p>5509.59396969103</text:p>
          </table:table-cell>
          <table:table-cell office:value-type="float" office:value="4.60284" calcext:value-type="float">
            <text:p>4.60284</text:p>
          </table:table-cell>
          <table:table-cell/>
        </table:table-row>
        <table:table-row table:style-name="ro1">
          <table:table-cell office:value-type="string" calcext:value-type="string">
            <text:p>specsjengassoc16</text:p>
          </table:table-cell>
          <table:table-cell office:value-type="float" office:value="747.302382" calcext:value-type="float">
            <text:p>747.302382</text:p>
          </table:table-cell>
          <table:table-cell office:value-type="float" office:value="0.513546" calcext:value-type="float">
            <text:p>0.513546</text:p>
          </table:table-cell>
          <table:table-cell office:value-type="float" office:value="20.4086" calcext:value-type="float">
            <text:p>20.4086</text:p>
          </table:table-cell>
          <table:table-cell table:formula="of:=[.B106]*[.C106]*[.D106]" office:value-type="float" office:value="7832.29309864004" calcext:value-type="float">
            <text:p>7832.29309864004</text:p>
          </table:table-cell>
          <table:table-cell office:value-type="float" office:value="5.82797" calcext:value-type="float">
            <text:p>5.82797</text:p>
          </table:table-cell>
          <table:table-cell/>
        </table:table-row>
        <table:table-row table:style-name="ro1">
          <table:table-cell office:value-type="string" calcext:value-type="string">
            <text:p>specsjengCLine16</text:p>
          </table:table-cell>
          <table:table-cell office:value-type="float" office:value="1232.979369" calcext:value-type="float">
            <text:p>1232.979369</text:p>
          </table:table-cell>
          <table:table-cell office:value-type="float" office:value="1.674291" calcext:value-type="float">
            <text:p>1.674291</text:p>
          </table:table-cell>
          <table:table-cell office:value-type="float" office:value="12.8814" calcext:value-type="float">
            <text:p>12.8814</text:p>
          </table:table-cell>
          <table:table-cell table:formula="of:=[.B107]*[.C107]*[.D107]" office:value-type="float" office:value="26591.9275506116" calcext:value-type="float">
            <text:p>26591.9275506116</text:p>
          </table:table-cell>
          <table:table-cell office:value-type="float" office:value="1.56443" calcext:value-type="float">
            <text:p>1.56443</text:p>
          </table:table-cell>
          <table:table-cell/>
        </table:table-row>
        <table:table-row table:style-name="ro1">
          <table:table-cell office:value-type="string" calcext:value-type="string">
            <text:p>specsjengCLine32</text:p>
          </table:table-cell>
          <table:table-cell office:value-type="float" office:value="826.654363" calcext:value-type="float">
            <text:p>826.654363</text:p>
          </table:table-cell>
          <table:table-cell office:value-type="float" office:value="0.882685" calcext:value-type="float">
            <text:p>0.882685</text:p>
          </table:table-cell>
          <table:table-cell office:value-type="float" office:value="13.2392" calcext:value-type="float">
            <text:p>13.2392</text:p>
          </table:table-cell>
          <table:table-cell table:formula="of:=[.B108]*[.C108]*[.D108]" office:value-type="float" office:value="9660.31864047251" calcext:value-type="float">
            <text:p>9660.31864047251</text:p>
          </table:table-cell>
          <table:table-cell office:value-type="float" office:value="2.22593" calcext:value-type="float">
            <text:p>2.22593</text:p>
          </table:table-cell>
          <table:table-cell/>
        </table:table-row>
        <table:table-row table:style-name="ro1">
          <table:table-cell office:value-type="string" calcext:value-type="string">
            <text:p>specsjengCLine64</text:p>
          </table:table-cell>
          <table:table-cell office:value-type="float" office:value="672.847494" calcext:value-type="float">
            <text:p>672.847494</text:p>
          </table:table-cell>
          <table:table-cell office:value-type="float" office:value="0.513528" calcext:value-type="float">
            <text:p>0.513528</text:p>
          </table:table-cell>
          <table:table-cell office:value-type="float" office:value="15.9545" calcext:value-type="float">
            <text:p>15.9545</text:p>
          </table:table-cell>
          <table:table-cell table:formula="of:=[.B109]*[.C109]*[.D109]" office:value-type="float" office:value="5512.69501211191" calcext:value-type="float">
            <text:p>5512.69501211191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sjengCLine128</text:p>
          </table:table-cell>
          <table:table-cell office:value-type="float" office:value="538.115607" calcext:value-type="float">
            <text:p>538.115607</text:p>
          </table:table-cell>
          <table:table-cell office:value-type="float" office:value="0.339974" calcext:value-type="float">
            <text:p>0.339974</text:p>
          </table:table-cell>
          <table:table-cell office:value-type="float" office:value="51.1994" calcext:value-type="float">
            <text:p>51.1994</text:p>
          </table:table-cell>
          <table:table-cell table:formula="of:=[.B110]*[.C110]*[.D110]" office:value-type="float" office:value="9366.69037997074" calcext:value-type="float">
            <text:p>9366.69037997074</text:p>
          </table:table-cell>
          <table:table-cell office:value-type="float" office:value="9.22886" calcext:value-type="float">
            <text:p>9.22886</text:p>
          </table:table-cell>
          <table:table-cell/>
        </table:table-row>
        <table:table-row table:style-name="ro1">
          <table:table-cell office:value-type="string" calcext:value-type="string">
            <text:p>specsjengCLine256</text:p>
          </table:table-cell>
          <table:table-cell office:value-type="float" office:value="840.710573" calcext:value-type="float">
            <text:p>840.710573</text:p>
          </table:table-cell>
          <table:table-cell office:value-type="float" office:value="0.258786" calcext:value-type="float">
            <text:p>0.258786</text:p>
          </table:table-cell>
          <table:table-cell office:value-type="float" office:value="92.1132" calcext:value-type="float">
            <text:p>92.1132</text:p>
          </table:table-cell>
          <table:table-cell table:formula="of:=[.B111]*[.C111]*[.D111]" office:value-type="float" office:value="20040.527882785" calcext:value-type="float">
            <text:p>20040.527882785</text:p>
          </table:table-cell>
          <table:table-cell office:value-type="float" office:value="27.2066" calcext:value-type="float">
            <text:p>27.2066</text:p>
          </table:table-cell>
          <table:table-cell/>
        </table:table-row>
        <table:table-row table:style-name="ro1">
          <table:table-cell office:value-type="string" calcext:value-type="string">
            <text:p>specsjeng16_32</text:p>
          </table:table-cell>
          <table:table-cell office:value-type="float" office:value="427.320177" calcext:value-type="float">
            <text:p>427.320177</text:p>
          </table:table-cell>
          <table:table-cell office:value-type="float" office:value="0.51354" calcext:value-type="float">
            <text:p>0.51354</text:p>
          </table:table-cell>
          <table:table-cell office:value-type="float" office:value="13.2638" calcext:value-type="float">
            <text:p>13.2638</text:p>
          </table:table-cell>
          <table:table-cell table:formula="of:=[.B112]*[.C112]*[.D112]" office:value-type="float" office:value="2910.6879038307" calcext:value-type="float">
            <text:p>2910.6879038307</text:p>
          </table:table-cell>
          <table:table-cell office:value-type="float" office:value="2.96819" calcext:value-type="float">
            <text:p>2.96819</text:p>
          </table:table-cell>
          <table:table-cell/>
        </table:table-row>
        <table:table-row table:style-name="ro1">
          <table:table-cell office:value-type="string" calcext:value-type="string">
            <text:p>specsjeng32_64</text:p>
          </table:table-cell>
          <table:table-cell office:value-type="float" office:value="639.197254" calcext:value-type="float">
            <text:p>639.197254</text:p>
          </table:table-cell>
          <table:table-cell office:value-type="float" office:value="0.513542" calcext:value-type="float">
            <text:p>0.513542</text:p>
          </table:table-cell>
          <table:table-cell office:value-type="float" office:value="15.7154" calcext:value-type="float">
            <text:p>15.7154</text:p>
          </table:table-cell>
          <table:table-cell table:formula="of:=[.B113]*[.C113]*[.D113]" office:value-type="float" office:value="5158.65290995228" calcext:value-type="float">
            <text:p>5158.65290995228</text:p>
          </table:table-cell>
          <table:table-cell office:value-type="float" office:value="3.98299" calcext:value-type="float">
            <text:p>3.98299</text:p>
          </table:table-cell>
          <table:table-cell/>
        </table:table-row>
        <table:table-row table:style-name="ro1">
          <table:table-cell office:value-type="string" calcext:value-type="string">
            <text:p>specsjeng64_128</text:p>
          </table:table-cell>
          <table:table-cell office:value-type="float" office:value="1023.63666" calcext:value-type="float">
            <text:p>1023.63666</text:p>
          </table:table-cell>
          <table:table-cell office:value-type="float" office:value="0.513524" calcext:value-type="float">
            <text:p>0.513524</text:p>
          </table:table-cell>
          <table:table-cell office:value-type="float" office:value="20.7599" calcext:value-type="float">
            <text:p>20.7599</text:p>
          </table:table-cell>
          <table:table-cell table:formula="of:=[.B114]*[.C114]*[.D114]" office:value-type="float" office:value="10912.6903916619" calcext:value-type="float">
            <text:p>10912.6903916619</text:p>
          </table:table-cell>
          <table:table-cell office:value-type="float" office:value="5.40494" calcext:value-type="float">
            <text:p>5.40494</text:p>
          </table:table-cell>
          <table:table-cell/>
        </table:table-row>
        <table:table-row table:style-name="ro1">
          <table:table-cell office:value-type="string" calcext:value-type="string">
            <text:p>specsjeng128_256</text:p>
          </table:table-cell>
          <table:table-cell office:value-type="float" office:value="1304.021819" calcext:value-type="float">
            <text:p>1304.021819</text:p>
          </table:table-cell>
          <table:table-cell office:value-type="float" office:value="0.513523" calcext:value-type="float">
            <text:p>0.513523</text:p>
          </table:table-cell>
          <table:table-cell office:value-type="float" office:value="24.8258" calcext:value-type="float">
            <text:p>24.8258</text:p>
          </table:table-cell>
          <table:table-cell table:formula="of:=[.B115]*[.C115]*[.D115]" office:value-type="float" office:value="16624.477720718" calcext:value-type="float">
            <text:p>16624.477720718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office:value-type="string" calcext:value-type="string">
            <text:p>specsjeng256</text:p>
          </table:table-cell>
          <table:table-cell office:value-type="float" office:value="668.092906" calcext:value-type="float">
            <text:p>668.092906</text:p>
          </table:table-cell>
          <table:table-cell office:value-type="float" office:value="0.513707" calcext:value-type="float">
            <text:p>0.513707</text:p>
          </table:table-cell>
          <table:table-cell office:value-type="float" office:value="10.5271" calcext:value-type="float">
            <text:p>10.5271</text:p>
          </table:table-cell>
          <table:table-cell table:formula="of:=[.B116]*[.C116]*[.D116]" office:value-type="float" office:value="3612.94285432343" calcext:value-type="float">
            <text:p>3612.94285432343</text:p>
          </table:table-cell>
          <table:table-cell office:value-type="float" office:value="3.66044" calcext:value-type="float">
            <text:p>3.66044</text:p>
          </table:table-cell>
          <table:table-cell/>
        </table:table-row>
        <table:table-row table:style-name="ro1">
          <table:table-cell office:value-type="string" calcext:value-type="string">
            <text:p>specsjeng512</text:p>
          </table:table-cell>
          <table:table-cell office:value-type="float" office:value="668.737611" calcext:value-type="float">
            <text:p>668.737611</text:p>
          </table:table-cell>
          <table:table-cell office:value-type="float" office:value="0.513649" calcext:value-type="float">
            <text:p>0.513649</text:p>
          </table:table-cell>
          <table:table-cell office:value-type="float" office:value="11.0763" calcext:value-type="float">
            <text:p>11.0763</text:p>
          </table:table-cell>
          <table:table-cell table:formula="of:=[.B117]*[.C117]*[.D117]" office:value-type="float" office:value="3804.66923239107" calcext:value-type="float">
            <text:p>3804.66923239107</text:p>
          </table:table-cell>
          <table:table-cell office:value-type="float" office:value="3.69106" calcext:value-type="float">
            <text:p>3.69106</text:p>
          </table:table-cell>
          <table:table-cell/>
        </table:table-row>
        <table:table-row table:style-name="ro1">
          <table:table-cell office:value-type="string" calcext:value-type="string">
            <text:p>specsjeng1024</text:p>
          </table:table-cell>
          <table:table-cell office:value-type="float" office:value="670.463018" calcext:value-type="float">
            <text:p>670.463018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13.1165" calcext:value-type="float">
            <text:p>13.1165</text:p>
          </table:table-cell>
          <table:table-cell table:formula="of:=[.B118]*[.C118]*[.D118]" office:value-type="float" office:value="4517.22705518986" calcext:value-type="float">
            <text:p>4517.22705518986</text:p>
          </table:table-cell>
          <table:table-cell office:value-type="float" office:value="3.75956" calcext:value-type="float">
            <text:p>3.75956</text:p>
          </table:table-cell>
          <table:table-cell/>
        </table:table-row>
        <table:table-row table:style-name="ro1">
          <table:table-cell office:value-type="string" calcext:value-type="string">
            <text:p>specsjeng2048</text:p>
          </table:table-cell>
          <table:table-cell office:value-type="float" office:value="672.847494" calcext:value-type="float">
            <text:p>672.847494</text:p>
          </table:table-cell>
          <table:table-cell office:value-type="float" office:value="0.513528" calcext:value-type="float">
            <text:p>0.513528</text:p>
          </table:table-cell>
          <table:table-cell office:value-type="float" office:value="15.9545" calcext:value-type="float">
            <text:p>15.9545</text:p>
          </table:table-cell>
          <table:table-cell table:formula="of:=[.B119]*[.C119]*[.D119]" office:value-type="float" office:value="5512.69501211191" calcext:value-type="float">
            <text:p>5512.69501211191</text:p>
          </table:table-cell>
          <table:table-cell office:value-type="float" office:value="3.86567" calcext:value-type="float">
            <text:p>3.86567</text:p>
          </table:table-cell>
          <table:table-cell/>
        </table:table-row>
        <table:table-row table:style-name="ro1">
          <table:table-cell office:value-type="string" calcext:value-type="string">
            <text:p>specsjeng4096</text:p>
          </table:table-cell>
          <table:table-cell office:value-type="float" office:value="676.707265" calcext:value-type="float">
            <text:p>676.707265</text:p>
          </table:table-cell>
          <table:table-cell office:value-type="float" office:value="0.513271" calcext:value-type="float">
            <text:p>0.513271</text:p>
          </table:table-cell>
          <table:table-cell office:value-type="float" office:value="22.2732" calcext:value-type="float">
            <text:p>22.2732</text:p>
          </table:table-cell>
          <table:table-cell table:formula="of:=[.B120]*[.C120]*[.D120]" office:value-type="float" office:value="7736.24442893643" calcext:value-type="float">
            <text:p>7736.24442893643</text:p>
          </table:table-cell>
          <table:table-cell office:value-type="float" office:value="3.99078" calcext:value-type="float">
            <text:p>3.99078</text:p>
          </table:table-cell>
          <table:table-cell/>
        </table:table-row>
        <table:table-row table:style-name="ro1">
          <table:table-cell office:value-type="string" calcext:value-type="string">
            <text:p>specsjeng32_64_512</text:p>
          </table:table-cell>
          <table:table-cell office:value-type="float" office:value="635.06585" calcext:value-type="float">
            <text:p>635.06585</text:p>
          </table:table-cell>
          <table:table-cell office:value-type="float" office:value="0.513645" calcext:value-type="float">
            <text:p>0.513645</text:p>
          </table:table-cell>
          <table:table-cell office:value-type="float" office:value="10.8371" calcext:value-type="float">
            <text:p>10.8371</text:p>
          </table:table-cell>
          <table:table-cell table:formula="of:=[.B121]*[.C121]*[.D121]" office:value-type="float" office:value="3535.04466463631" calcext:value-type="float">
            <text:p>3535.04466463631</text:p>
          </table:table-cell>
          <table:table-cell office:value-type="float" office:value="3.80838" calcext:value-type="float">
            <text:p>3.80838</text:p>
          </table:table-cell>
          <table:table-cell/>
        </table:table-row>
        <table:table-row table:style-name="ro1">
          <table:table-cell office:value-type="string" calcext:value-type="string">
            <text:p>Specsjeng64_128_1024</text:p>
          </table:table-cell>
          <table:table-cell office:value-type="float" office:value="1022.753631" calcext:value-type="float">
            <text:p>1022.753631</text:p>
          </table:table-cell>
          <table:table-cell office:value-type="float" office:value="0.513667" calcext:value-type="float">
            <text:p>0.513667</text:p>
          </table:table-cell>
          <table:table-cell office:value-type="float" office:value="17.9219" calcext:value-type="float">
            <text:p>17.9219</text:p>
          </table:table-cell>
          <table:table-cell table:formula="of:=[.B122]*[.C122]*[.D122]" office:value-type="float" office:value="9415.35599969761" calcext:value-type="float">
            <text:p>9415.35599969761</text:p>
          </table:table-cell>
          <table:table-cell office:value-type="float" office:value="5.29883" calcext:value-type="float">
            <text:p>5.29883</text:p>
          </table:table-cell>
          <table:table-cell/>
        </table:table-row>
        <table:table-row table:style-name="ro1">
          <table:table-cell office:value-type="string" calcext:value-type="string">
            <text:p>specsjeng128_256_2048</text:p>
          </table:table-cell>
          <table:table-cell office:value-type="float" office:value="1304.021819" calcext:value-type="float">
            <text:p>1304.021819</text:p>
          </table:table-cell>
          <table:table-cell office:value-type="float" office:value="0.513523" calcext:value-type="float">
            <text:p>0.513523</text:p>
          </table:table-cell>
          <table:table-cell office:value-type="float" office:value="24.8258" calcext:value-type="float">
            <text:p>24.8258</text:p>
          </table:table-cell>
          <table:table-cell table:formula="of:=[.B123]*[.C123]*[.D123]" office:value-type="float" office:value="16624.477720718" calcext:value-type="float">
            <text:p>16624.477720718</text:p>
          </table:table-cell>
          <table:table-cell office:value-type="float" office:value="6.30793" calcext:value-type="float">
            <text:p>6.30793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csjengBEdap</text:p>
          </table:table-cell>
          <table:table-cell table:style-name="Default" office:value-type="float" office:value="540.932546" calcext:value-type="float">
            <text:p>540.932546</text:p>
          </table:table-cell>
          <table:table-cell table:style-name="Default" office:value-type="float" office:value="0.513711" calcext:value-type="float">
            <text:p>0.513711</text:p>
          </table:table-cell>
          <table:table-cell office:value-type="float" office:value="9.49434" calcext:value-type="float">
            <text:p>9.49434</text:p>
          </table:table-cell>
          <table:table-cell table:formula="of:=[.B124]*[.C124]*[.D124]" office:value-type="float" office:value="2638.31567403783" calcext:value-type="float">
            <text:p>2638.315674037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20:14:38.4356813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58:33.017781662</meta:creation-date>
    <dc:date>2022-01-19T20:11:50.123057285</dc:date>
    <meta:editing-duration>PT3H33M52S</meta:editing-duration>
    <meta:editing-cycles>14</meta:editing-cycles>
    <meta:generator>LibreOffice/7.2.3.2$Linux_X86_64 LibreOffice_project/20$Build-2</meta:generator>
    <meta:document-statistic meta:table-count="1" meta:cell-count="736" meta:object-count="0"/>
  </office:meta>
</office:document-meta>
</file>